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49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08.85pt"/>
    </style:style>
    <style:style style:name="co5" style:family="table-column">
      <style:table-column-properties fo:break-before="auto" style:column-width="120.25pt"/>
    </style:style>
    <style:style style:name="co6" style:family="table-column">
      <style:table-column-properties fo:break-before="auto" style:column-width="121.86pt"/>
    </style:style>
    <style:style style:name="co7" style:family="table-column">
      <style:table-column-properties fo:break-before="auto" style:column-width="123.51pt"/>
    </style:style>
    <style:style style:name="co8" style:family="table-column">
      <style:table-column-properties fo:break-before="auto" style:column-width="122.71pt"/>
    </style:style>
    <style:style style:name="co9" style:family="table-column">
      <style:table-column-properties fo:break-before="auto" style:column-width="126.74pt"/>
    </style:style>
    <style:style style:name="co10" style:family="table-column">
      <style:table-column-properties fo:break-before="auto" style:column-width="130pt"/>
    </style:style>
    <style:style style:name="co11" style:family="table-column">
      <style:table-column-properties fo:break-before="auto" style:column-width="128.35pt"/>
    </style:style>
    <style:style style:name="co12" style:family="table-column">
      <style:table-column-properties fo:break-before="auto" style:column-width="131.61pt"/>
    </style:style>
    <style:style style:name="co13" style:family="table-column">
      <style:table-column-properties fo:break-before="auto" style:column-width="134.05pt"/>
    </style:style>
    <style:style style:name="co14" style:family="table-column">
      <style:table-column-properties fo:break-before="auto" style:column-width="130.79pt"/>
    </style:style>
    <style:style style:name="co15" style:family="table-column">
      <style:table-column-properties fo:break-before="auto" style:column-width="138.1pt"/>
    </style:style>
    <style:style style:name="co16" style:family="table-column">
      <style:table-column-properties fo:break-before="auto" style:column-width="141.36pt"/>
    </style:style>
    <style:style style:name="co17" style:family="table-column">
      <style:table-column-properties fo:break-before="auto" style:column-width="138.95pt"/>
    </style:style>
    <style:style style:name="co18" style:family="table-column">
      <style:table-column-properties fo:break-before="auto" style:column-width="136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ase</text:p>
          </table:table-cell>
          <table:table-cell table:style-name="Default" office:value-type="string" calcext:value-type="string">
            <text:p>#&gt;quicksort 10 case 1</text:p>
          </table:table-cell>
          <table:table-cell table:style-name="Default" office:value-type="string" calcext:value-type="string">
            <text:p>#&gt;quicksort 10 case 2</text:p>
          </table:table-cell>
          <table:table-cell table:style-name="Default" office:value-type="string" calcext:value-type="string">
            <text:p>#&gt;quicksort 10 case 3</text:p>
          </table:table-cell>
          <table:table-cell table:style-name="Default" office:value-type="string" calcext:value-type="string">
            <text:p>#&gt;quicksort 10 case 4</text:p>
          </table:table-cell>
          <table:table-cell office:value-type="string" calcext:value-type="string">
            <text:p>#&gt;quicksort 1000 case 1</text:p>
          </table:table-cell>
          <table:table-cell office:value-type="string" calcext:value-type="string">
            <text:p>#&gt;quicksort 1000 case 2</text:p>
          </table:table-cell>
          <table:table-cell office:value-type="string" calcext:value-type="string">
            <text:p>#&gt;quicksort 1000 case 3</text:p>
          </table:table-cell>
          <table:table-cell office:value-type="string" calcext:value-type="string">
            <text:p>#&gt;quicksort 1000 case 4</text:p>
          </table:table-cell>
          <table:table-cell office:value-type="string" calcext:value-type="string">
            <text:p>#&gt;quicksort 10000 case 1</text:p>
          </table:table-cell>
          <table:table-cell office:value-type="string" calcext:value-type="string">
            <text:p>#&gt;quicksort 10000 case 2</text:p>
          </table:table-cell>
          <table:table-cell office:value-type="string" calcext:value-type="string">
            <text:p>#&gt;quicksort 10000 case 3</text:p>
          </table:table-cell>
          <table:table-cell office:value-type="string" calcext:value-type="string">
            <text:p>#&gt;quicksort 10000 case 4</text:p>
          </table:table-cell>
          <table:table-cell office:value-type="string" calcext:value-type="string">
            <text:p>#&gt;quicksort 100000 case 1</text:p>
          </table:table-cell>
          <table:table-cell office:value-type="string" calcext:value-type="string">
            <text:p>#&gt;quicksort 100000 case 2</text:p>
          </table:table-cell>
          <table:table-cell office:value-type="string" calcext:value-type="string">
            <text:p>#&gt;quicksort 100000 case 3</text:p>
          </table:table-cell>
          <table:table-cell office:value-type="string" calcext:value-type="string">
            <text:p>#&gt;quicksort 100000 case 4</text:p>
          </table:table-cell>
          <table:table-cell table:number-columns-repeated="4" office:value-type="string" calcext:value-type="string">
            <text:p>#&gt;quicksort 1000000 case 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16" calcext:value-type="float">
            <text:p>1.60E-05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4342" calcext:value-type="float">
            <text:p>0.004342</text:p>
          </table:table-cell>
          <table:table-cell office:value-type="float" office:value="0.004023" calcext:value-type="float">
            <text:p>0.004023</text:p>
          </table:table-cell>
          <table:table-cell office:value-type="float" office:value="0.09704" calcext:value-type="float">
            <text:p>0.09704</text:p>
          </table:table-cell>
          <table:table-cell office:value-type="float" office:value="0.003968" calcext:value-type="float">
            <text:p>0.003968</text:p>
          </table:table-cell>
          <table:table-cell office:value-type="float" office:value="0.324894" calcext:value-type="float">
            <text:p>0.324894</text:p>
          </table:table-cell>
          <table:table-cell office:value-type="float" office:value="0.321711" calcext:value-type="float">
            <text:p>0.321711</text:p>
          </table:table-cell>
          <table:table-cell office:value-type="float" office:value="3.855" calcext:value-type="float">
            <text:p>3.855</text:p>
          </table:table-cell>
          <table:table-cell office:value-type="float" office:value="0.322261" calcext:value-type="float">
            <text:p>0.32226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312721" calcext:value-type="float">
            <text:p>0.312721</text:p>
          </table:table-cell>
          <table:table-cell office:value-type="float" office:value="0.004083" calcext:value-type="float">
            <text:p>0.004083</text:p>
          </table:table-cell>
          <table:table-cell office:value-type="float" office:value="0.067566" calcext:value-type="float">
            <text:p>0.067566</text:p>
          </table:table-cell>
          <table:table-cell office:value-type="float" office:value="0.005948" calcext:value-type="float">
            <text:p>0.005948</text:p>
          </table:table-cell>
          <table:table-cell office:value-type="float" office:value="31.4007" calcext:value-type="float">
            <text:p>31.4007</text:p>
          </table:table-cell>
          <table:table-cell office:value-type="float" office:value="0.321602" calcext:value-type="float">
            <text:p>0.321602</text:p>
          </table:table-cell>
          <table:table-cell office:value-type="float" office:value="2.44383" calcext:value-type="float">
            <text:p>2.44383</text:p>
          </table:table-cell>
          <table:table-cell office:value-type="float" office:value="0.324563" calcext:value-type="float">
            <text:p>0.3245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24" calcext:value-type="float">
            <text:p>2.40E-05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3147" calcext:value-type="float">
            <text:p>0.00314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312593" calcext:value-type="float">
            <text:p>0.312593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0.087996" calcext:value-type="float">
            <text:p>0.087996</text:p>
          </table:table-cell>
          <table:table-cell office:value-type="float" office:value="0.004131" calcext:value-type="float">
            <text:p>0.004131</text:p>
          </table:table-cell>
          <table:table-cell office:value-type="float" office:value="31.3975" calcext:value-type="float">
            <text:p>31.3975</text:p>
          </table:table-cell>
          <table:table-cell office:value-type="float" office:value="0.321583" calcext:value-type="float">
            <text:p>0.321583</text:p>
          </table:table-cell>
          <table:table-cell office:value-type="float" office:value="13.538" calcext:value-type="float">
            <text:p>13.538</text:p>
          </table:table-cell>
          <table:table-cell office:value-type="float" office:value="0.321837" calcext:value-type="float">
            <text:p>0.3218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312562" calcext:value-type="float">
            <text:p>0.312562</text:p>
          </table:table-cell>
          <table:table-cell office:value-type="float" office:value="0.004238" calcext:value-type="float">
            <text:p>0.004238</text:p>
          </table:table-cell>
          <table:table-cell office:value-type="float" office:value="0.093937" calcext:value-type="float">
            <text:p>0.093937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31.3875" calcext:value-type="float">
            <text:p>31.3875</text:p>
          </table:table-cell>
          <table:table-cell office:value-type="float" office:value="0.324775" calcext:value-type="float">
            <text:p>0.324775</text:p>
          </table:table-cell>
          <table:table-cell office:value-type="float" office:value="3.69452" calcext:value-type="float">
            <text:p>3.69452</text:p>
          </table:table-cell>
          <table:table-cell office:value-type="float" office:value="0.32405" calcext:value-type="float">
            <text:p>0.324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315623" calcext:value-type="float">
            <text:p>0.315623</text:p>
          </table:table-cell>
          <table:table-cell office:value-type="float" office:value="0.004126" calcext:value-type="float">
            <text:p>0.004126</text:p>
          </table:table-cell>
          <table:table-cell office:value-type="float" office:value="0.093844" calcext:value-type="float">
            <text:p>0.093844</text:p>
          </table:table-cell>
          <table:table-cell office:value-type="float" office:value="0.004514" calcext:value-type="float">
            <text:p>0.004514</text:p>
          </table:table-cell>
          <table:table-cell office:value-type="float" office:value="31.3881" calcext:value-type="float">
            <text:p>31.3881</text:p>
          </table:table-cell>
          <table:table-cell office:value-type="float" office:value="0.322865" calcext:value-type="float">
            <text:p>0.322865</text:p>
          </table:table-cell>
          <table:table-cell office:value-type="float" office:value="14.1967" calcext:value-type="float">
            <text:p>14.1967</text:p>
          </table:table-cell>
          <table:table-cell office:value-type="float" office:value="0.328346" calcext:value-type="float">
            <text:p>0.32834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312494" calcext:value-type="float">
            <text:p>0.312494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0.096048" calcext:value-type="float">
            <text:p>0.096048</text:p>
          </table:table-cell>
          <table:table-cell office:value-type="float" office:value="0.004361" calcext:value-type="float">
            <text:p>0.004361</text:p>
          </table:table-cell>
          <table:table-cell office:value-type="float" office:value="31.393" calcext:value-type="float">
            <text:p>31.393</text:p>
          </table:table-cell>
          <table:table-cell office:value-type="float" office:value="0.32173" calcext:value-type="float">
            <text:p>0.32173</text:p>
          </table:table-cell>
          <table:table-cell office:value-type="float" office:value="10.9594" calcext:value-type="float">
            <text:p>10.9594</text:p>
          </table:table-cell>
          <table:table-cell office:value-type="float" office:value="0.321662" calcext:value-type="float">
            <text:p>0.32166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5" calcext:value-type="float">
            <text:p>1.50E-05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312595" calcext:value-type="float">
            <text:p>0.312595</text:p>
          </table:table-cell>
          <table:table-cell office:value-type="float" office:value="0.004292" calcext:value-type="float">
            <text:p>0.004292</text:p>
          </table:table-cell>
          <table:table-cell office:value-type="float" office:value="0.072644" calcext:value-type="float">
            <text:p>0.072644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31.3912" calcext:value-type="float">
            <text:p>31.3912</text:p>
          </table:table-cell>
          <table:table-cell office:value-type="float" office:value="0.321907" calcext:value-type="float">
            <text:p>0.321907</text:p>
          </table:table-cell>
          <table:table-cell office:value-type="float" office:value="6.03875" calcext:value-type="float">
            <text:p>6.03875</text:p>
          </table:table-cell>
          <table:table-cell office:value-type="float" office:value="0.324015" calcext:value-type="float">
            <text:p>0.3240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16" calcext:value-type="float">
            <text:p>1.60E-05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312633" calcext:value-type="float">
            <text:p>0.312633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0.094722" calcext:value-type="float">
            <text:p>0.094722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31.3882" calcext:value-type="float">
            <text:p>31.3882</text:p>
          </table:table-cell>
          <table:table-cell office:value-type="float" office:value="0.321993" calcext:value-type="float">
            <text:p>0.321993</text:p>
          </table:table-cell>
          <table:table-cell office:value-type="float" office:value="10.3037" calcext:value-type="float">
            <text:p>10.3037</text:p>
          </table:table-cell>
          <table:table-cell office:value-type="float" office:value="0.324048" calcext:value-type="float">
            <text:p>0.32404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312466" calcext:value-type="float">
            <text:p>0.312466</text:p>
          </table:table-cell>
          <table:table-cell office:value-type="float" office:value="0.004046" calcext:value-type="float">
            <text:p>0.004046</text:p>
          </table:table-cell>
          <table:table-cell office:value-type="float" office:value="0.084559" calcext:value-type="float">
            <text:p>0.084559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31.3891" calcext:value-type="float">
            <text:p>31.3891</text:p>
          </table:table-cell>
          <table:table-cell office:value-type="float" office:value="0.322503" calcext:value-type="float">
            <text:p>0.322503</text:p>
          </table:table-cell>
          <table:table-cell office:value-type="float" office:value="2.5641" calcext:value-type="float">
            <text:p>2.5641</text:p>
          </table:table-cell>
          <table:table-cell office:value-type="float" office:value="0.321574" calcext:value-type="float">
            <text:p>0.32157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203" calcext:value-type="float">
            <text:p>0.00320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312541" calcext:value-type="float">
            <text:p>0.312541</text:p>
          </table:table-cell>
          <table:table-cell office:value-type="float" office:value="0.004049" calcext:value-type="float">
            <text:p>0.004049</text:p>
          </table:table-cell>
          <table:table-cell office:value-type="float" office:value="0.097567" calcext:value-type="float">
            <text:p>0.097567</text:p>
          </table:table-cell>
          <table:table-cell office:value-type="float" office:value="0.004421" calcext:value-type="float">
            <text:p>0.004421</text:p>
          </table:table-cell>
          <table:table-cell office:value-type="float" office:value="31.3862" calcext:value-type="float">
            <text:p>31.3862</text:p>
          </table:table-cell>
          <table:table-cell office:value-type="float" office:value="0.321611" calcext:value-type="float">
            <text:p>0.321611</text:p>
          </table:table-cell>
          <table:table-cell office:value-type="float" office:value="13.9672" calcext:value-type="float">
            <text:p>13.9672</text:p>
          </table:table-cell>
          <table:table-cell office:value-type="float" office:value="0.323802" calcext:value-type="float">
            <text:p>0.32380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312467" calcext:value-type="float">
            <text:p>0.312467</text:p>
          </table:table-cell>
          <table:table-cell office:value-type="float" office:value="0.004098" calcext:value-type="float">
            <text:p>0.004098</text:p>
          </table:table-cell>
          <table:table-cell office:value-type="float" office:value="0.06484" calcext:value-type="float">
            <text:p>0.06484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31.3876" calcext:value-type="float">
            <text:p>31.3876</text:p>
          </table:table-cell>
          <table:table-cell office:value-type="float" office:value="0.321693" calcext:value-type="float">
            <text:p>0.321693</text:p>
          </table:table-cell>
          <table:table-cell office:value-type="float" office:value="12.3876" calcext:value-type="float">
            <text:p>12.3876</text:p>
          </table:table-cell>
          <table:table-cell office:value-type="float" office:value="0.322575" calcext:value-type="float">
            <text:p>0.32257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14" calcext:value-type="float">
            <text:p>1.40E-05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312517" calcext:value-type="float">
            <text:p>0.312517</text:p>
          </table:table-cell>
          <table:table-cell office:value-type="float" office:value="0.004112" calcext:value-type="float">
            <text:p>0.004112</text:p>
          </table:table-cell>
          <table:table-cell office:value-type="float" office:value="0.087261" calcext:value-type="float">
            <text:p>0.087261</text:p>
          </table:table-cell>
          <table:table-cell office:value-type="float" office:value="0.004409" calcext:value-type="float">
            <text:p>0.004409</text:p>
          </table:table-cell>
          <table:table-cell office:value-type="float" office:value="31.386" calcext:value-type="float">
            <text:p>31.386</text:p>
          </table:table-cell>
          <table:table-cell office:value-type="float" office:value="0.321519" calcext:value-type="float">
            <text:p>0.321519</text:p>
          </table:table-cell>
          <table:table-cell office:value-type="float" office:value="5.56037" calcext:value-type="float">
            <text:p>5.56037</text:p>
          </table:table-cell>
          <table:table-cell office:value-type="float" office:value="0.328409" calcext:value-type="float">
            <text:p>0.32840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15" calcext:value-type="float">
            <text:p>1.5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312501" calcext:value-type="float">
            <text:p>0.312501</text:p>
          </table:table-cell>
          <table:table-cell office:value-type="float" office:value="0.004144" calcext:value-type="float">
            <text:p>0.004144</text:p>
          </table:table-cell>
          <table:table-cell office:value-type="float" office:value="0.099135" calcext:value-type="float">
            <text:p>0.099135</text:p>
          </table:table-cell>
          <table:table-cell office:value-type="float" office:value="0.004429" calcext:value-type="float">
            <text:p>0.004429</text:p>
          </table:table-cell>
          <table:table-cell office:value-type="float" office:value="31.3988" calcext:value-type="float">
            <text:p>31.3988</text:p>
          </table:table-cell>
          <table:table-cell office:value-type="float" office:value="0.321591" calcext:value-type="float">
            <text:p>0.321591</text:p>
          </table:table-cell>
          <table:table-cell office:value-type="float" office:value="2.39929" calcext:value-type="float">
            <text:p>2.39929</text:p>
          </table:table-cell>
          <table:table-cell office:value-type="float" office:value="0.323175" calcext:value-type="float">
            <text:p>0.32317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31247" calcext:value-type="float">
            <text:p>0.31247</text:p>
          </table:table-cell>
          <table:table-cell office:value-type="float" office:value="0.004122" calcext:value-type="float">
            <text:p>0.004122</text:p>
          </table:table-cell>
          <table:table-cell office:value-type="float" office:value="0.07468" calcext:value-type="float">
            <text:p>0.07468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31.3916" calcext:value-type="float">
            <text:p>31.3916</text:p>
          </table:table-cell>
          <table:table-cell office:value-type="float" office:value="0.322277" calcext:value-type="float">
            <text:p>0.322277</text:p>
          </table:table-cell>
          <table:table-cell office:value-type="float" office:value="3.67707" calcext:value-type="float">
            <text:p>3.67707</text:p>
          </table:table-cell>
          <table:table-cell office:value-type="float" office:value="0.337213" calcext:value-type="float">
            <text:p>0.3372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312487" calcext:value-type="float">
            <text:p>0.312487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0.076648" calcext:value-type="float">
            <text:p>0.076648</text:p>
          </table:table-cell>
          <table:table-cell office:value-type="float" office:value="0.005894" calcext:value-type="float">
            <text:p>0.005894</text:p>
          </table:table-cell>
          <table:table-cell office:value-type="float" office:value="31.3893" calcext:value-type="float">
            <text:p>31.3893</text:p>
          </table:table-cell>
          <table:table-cell office:value-type="float" office:value="0.321883" calcext:value-type="float">
            <text:p>0.321883</text:p>
          </table:table-cell>
          <table:table-cell office:value-type="float" office:value="11.446" calcext:value-type="float">
            <text:p>11.446</text:p>
          </table:table-cell>
          <table:table-cell office:value-type="float" office:value="0.321599" calcext:value-type="float">
            <text:p>0.32159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312526" calcext:value-type="float">
            <text:p>0.312526</text:p>
          </table:table-cell>
          <table:table-cell office:value-type="float" office:value="0.004093" calcext:value-type="float">
            <text:p>0.004093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31.3882" calcext:value-type="float">
            <text:p>31.3882</text:p>
          </table:table-cell>
          <table:table-cell office:value-type="float" office:value="0.321755" calcext:value-type="float">
            <text:p>0.321755</text:p>
          </table:table-cell>
          <table:table-cell office:value-type="float" office:value="13.3541" calcext:value-type="float">
            <text:p>13.3541</text:p>
          </table:table-cell>
          <table:table-cell office:value-type="float" office:value="0.33388" calcext:value-type="float">
            <text:p>0.3338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312682" calcext:value-type="float">
            <text:p>0.312682</text:p>
          </table:table-cell>
          <table:table-cell office:value-type="float" office:value="0.004089" calcext:value-type="float">
            <text:p>0.004089</text:p>
          </table:table-cell>
          <table:table-cell office:value-type="float" office:value="0.081149" calcext:value-type="float">
            <text:p>0.081149</text:p>
          </table:table-cell>
          <table:table-cell office:value-type="float" office:value="0.004097" calcext:value-type="float">
            <text:p>0.004097</text:p>
          </table:table-cell>
          <table:table-cell office:value-type="float" office:value="31.3955" calcext:value-type="float">
            <text:p>31.3955</text:p>
          </table:table-cell>
          <table:table-cell office:value-type="float" office:value="0.322174" calcext:value-type="float">
            <text:p>0.322174</text:p>
          </table:table-cell>
          <table:table-cell office:value-type="float" office:value="6.36261" calcext:value-type="float">
            <text:p>6.36261</text:p>
          </table:table-cell>
          <table:table-cell office:value-type="float" office:value="0.327536" calcext:value-type="float">
            <text:p>0.32753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898" calcext:value-type="float">
            <text:p>0.000898</text:p>
          </table:table-cell>
          <table:table-cell table:style-name="ce1" office:value-type="float" office:value="0.000092" calcext:value-type="float">
            <text:p>9.20E-05</text:p>
          </table:table-cell>
          <table:table-cell office:value-type="float" office:value="0.31252" calcext:value-type="float">
            <text:p>0.31252</text:p>
          </table:table-cell>
          <table:table-cell office:value-type="float" office:value="0.004142" calcext:value-type="float">
            <text:p>0.004142</text:p>
          </table:table-cell>
          <table:table-cell office:value-type="float" office:value="0.074103" calcext:value-type="float">
            <text:p>0.074103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31.3968" calcext:value-type="float">
            <text:p>31.3968</text:p>
          </table:table-cell>
          <table:table-cell office:value-type="float" office:value="0.321748" calcext:value-type="float">
            <text:p>0.321748</text:p>
          </table:table-cell>
          <table:table-cell office:value-type="float" office:value="8.36155" calcext:value-type="float">
            <text:p>8.36155</text:p>
          </table:table-cell>
          <table:table-cell office:value-type="float" office:value="0.326619" calcext:value-type="float">
            <text:p>0.3266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14" calcext:value-type="float">
            <text:p>1.40E-05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951" calcext:value-type="float">
            <text:p>0.000951</text:p>
          </table:table-cell>
          <table:table-cell table:style-name="ce1" office:value-type="float" office:value="0.000099" calcext:value-type="float">
            <text:p>9.90E-05</text:p>
          </table:table-cell>
          <table:table-cell office:value-type="float" office:value="0.312495" calcext:value-type="float">
            <text:p>0.312495</text:p>
          </table:table-cell>
          <table:table-cell office:value-type="float" office:value="0.004142" calcext:value-type="float">
            <text:p>0.004142</text:p>
          </table:table-cell>
          <table:table-cell office:value-type="float" office:value="0.075065" calcext:value-type="float">
            <text:p>0.075065</text:p>
          </table:table-cell>
          <table:table-cell office:value-type="float" office:value="0.004146" calcext:value-type="float">
            <text:p>0.004146</text:p>
          </table:table-cell>
          <table:table-cell office:value-type="float" office:value="31.3905" calcext:value-type="float">
            <text:p>31.3905</text:p>
          </table:table-cell>
          <table:table-cell office:value-type="float" office:value="0.3218" calcext:value-type="float">
            <text:p>0.3218</text:p>
          </table:table-cell>
          <table:table-cell office:value-type="float" office:value="3.74708" calcext:value-type="float">
            <text:p>3.74708</text:p>
          </table:table-cell>
          <table:table-cell office:value-type="float" office:value="0.322798" calcext:value-type="float">
            <text:p>0.32279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312649" calcext:value-type="float">
            <text:p>0.312649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089717" calcext:value-type="float">
            <text:p>0.089717</text:p>
          </table:table-cell>
          <table:table-cell office:value-type="float" office:value="0.004104" calcext:value-type="float">
            <text:p>0.004104</text:p>
          </table:table-cell>
          <table:table-cell office:value-type="float" office:value="31.397" calcext:value-type="float">
            <text:p>31.397</text:p>
          </table:table-cell>
          <table:table-cell office:value-type="float" office:value="0.321936" calcext:value-type="float">
            <text:p>0.321936</text:p>
          </table:table-cell>
          <table:table-cell office:value-type="float" office:value="2.31152" calcext:value-type="float">
            <text:p>2.31152</text:p>
          </table:table-cell>
          <table:table-cell office:value-type="float" office:value="0.321967" calcext:value-type="float">
            <text:p>0.32196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54" calcext:value-type="float">
            <text:p>0.00315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312573" calcext:value-type="float">
            <text:p>0.312573</text:p>
          </table:table-cell>
          <table:table-cell office:value-type="float" office:value="0.004093" calcext:value-type="float">
            <text:p>0.004093</text:p>
          </table:table-cell>
          <table:table-cell office:value-type="float" office:value="0.082714" calcext:value-type="float">
            <text:p>0.082714</text:p>
          </table:table-cell>
          <table:table-cell office:value-type="float" office:value="0.004437" calcext:value-type="float">
            <text:p>0.004437</text:p>
          </table:table-cell>
          <table:table-cell office:value-type="float" office:value="31.3881" calcext:value-type="float">
            <text:p>31.3881</text:p>
          </table:table-cell>
          <table:table-cell office:value-type="float" office:value="0.321935" calcext:value-type="float">
            <text:p>0.321935</text:p>
          </table:table-cell>
          <table:table-cell office:value-type="float" office:value="11.5541" calcext:value-type="float">
            <text:p>11.5541</text:p>
          </table:table-cell>
          <table:table-cell office:value-type="float" office:value="0.325417" calcext:value-type="float">
            <text:p>0.32541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312473" calcext:value-type="float">
            <text:p>0.312473</text:p>
          </table:table-cell>
          <table:table-cell office:value-type="float" office:value="0.004097" calcext:value-type="float">
            <text:p>0.004097</text:p>
          </table:table-cell>
          <table:table-cell office:value-type="float" office:value="0.08126" calcext:value-type="float">
            <text:p>0.08126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31.3887" calcext:value-type="float">
            <text:p>31.3887</text:p>
          </table:table-cell>
          <table:table-cell office:value-type="float" office:value="0.321603" calcext:value-type="float">
            <text:p>0.321603</text:p>
          </table:table-cell>
          <table:table-cell office:value-type="float" office:value="4.78171" calcext:value-type="float">
            <text:p>4.78171</text:p>
          </table:table-cell>
          <table:table-cell office:value-type="float" office:value="0.321575" calcext:value-type="float">
            <text:p>0.32157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312518" calcext:value-type="float">
            <text:p>0.312518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0236" calcext:value-type="float">
            <text:p>0.10236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31.3869" calcext:value-type="float">
            <text:p>31.3869</text:p>
          </table:table-cell>
          <table:table-cell office:value-type="float" office:value="0.32148" calcext:value-type="float">
            <text:p>0.32148</text:p>
          </table:table-cell>
          <table:table-cell office:value-type="float" office:value="4.70185" calcext:value-type="float">
            <text:p>4.70185</text:p>
          </table:table-cell>
          <table:table-cell office:value-type="float" office:value="0.321807" calcext:value-type="float">
            <text:p>0.32180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929" calcext:value-type="float">
            <text:p>0.000929</text:p>
          </table:table-cell>
          <table:table-cell table:style-name="ce1" office:value-type="float" office:value="0.000099" calcext:value-type="float">
            <text:p>9.90E-05</text:p>
          </table:table-cell>
          <table:table-cell office:value-type="float" office:value="0.312471" calcext:value-type="float">
            <text:p>0.312471</text:p>
          </table:table-cell>
          <table:table-cell office:value-type="float" office:value="0.004175" calcext:value-type="float">
            <text:p>0.004175</text:p>
          </table:table-cell>
          <table:table-cell office:value-type="float" office:value="0.082938" calcext:value-type="float">
            <text:p>0.082938</text:p>
          </table:table-cell>
          <table:table-cell office:value-type="float" office:value="0.004014" calcext:value-type="float">
            <text:p>0.004014</text:p>
          </table:table-cell>
          <table:table-cell office:value-type="float" office:value="31.3889" calcext:value-type="float">
            <text:p>31.3889</text:p>
          </table:table-cell>
          <table:table-cell office:value-type="float" office:value="0.321667" calcext:value-type="float">
            <text:p>0.321667</text:p>
          </table:table-cell>
          <table:table-cell office:value-type="float" office:value="13.2273" calcext:value-type="float">
            <text:p>13.2273</text:p>
          </table:table-cell>
          <table:table-cell office:value-type="float" office:value="0.332272" calcext:value-type="float">
            <text:p>0.33227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312516" calcext:value-type="float">
            <text:p>0.312516</text:p>
          </table:table-cell>
          <table:table-cell office:value-type="float" office:value="0.004147" calcext:value-type="float">
            <text:p>0.004147</text:p>
          </table:table-cell>
          <table:table-cell office:value-type="float" office:value="0.077771" calcext:value-type="float">
            <text:p>0.077771</text:p>
          </table:table-cell>
          <table:table-cell office:value-type="float" office:value="0.004152" calcext:value-type="float">
            <text:p>0.004152</text:p>
          </table:table-cell>
          <table:table-cell office:value-type="float" office:value="31.3943" calcext:value-type="float">
            <text:p>31.3943</text:p>
          </table:table-cell>
          <table:table-cell office:value-type="float" office:value="0.321664" calcext:value-type="float">
            <text:p>0.321664</text:p>
          </table:table-cell>
          <table:table-cell office:value-type="float" office:value="3.63139" calcext:value-type="float">
            <text:p>3.63139</text:p>
          </table:table-cell>
          <table:table-cell office:value-type="float" office:value="0.335209" calcext:value-type="float">
            <text:p>0.33520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997" calcext:value-type="float">
            <text:p>0.000997</text:p>
          </table:table-cell>
          <table:table-cell table:style-name="ce1" office:value-type="float" office:value="0.000099" calcext:value-type="float">
            <text:p>9.90E-05</text:p>
          </table:table-cell>
          <table:table-cell office:value-type="float" office:value="0.312506" calcext:value-type="float">
            <text:p>0.312506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0.071194" calcext:value-type="float">
            <text:p>0.071194</text:p>
          </table:table-cell>
          <table:table-cell office:value-type="float" office:value="0.004833" calcext:value-type="float">
            <text:p>0.004833</text:p>
          </table:table-cell>
          <table:table-cell office:value-type="float" office:value="31.3976" calcext:value-type="float">
            <text:p>31.3976</text:p>
          </table:table-cell>
          <table:table-cell office:value-type="float" office:value="0.321446" calcext:value-type="float">
            <text:p>0.321446</text:p>
          </table:table-cell>
          <table:table-cell office:value-type="float" office:value="4.83018" calcext:value-type="float">
            <text:p>4.83018</text:p>
          </table:table-cell>
          <table:table-cell office:value-type="float" office:value="0.333124" calcext:value-type="float">
            <text:p>0.33312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312466" calcext:value-type="float">
            <text:p>0.312466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.080716" calcext:value-type="float">
            <text:p>0.080716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31.3902" calcext:value-type="float">
            <text:p>31.3902</text:p>
          </table:table-cell>
          <table:table-cell office:value-type="float" office:value="0.321618" calcext:value-type="float">
            <text:p>0.321618</text:p>
          </table:table-cell>
          <table:table-cell office:value-type="float" office:value="6.56049" calcext:value-type="float">
            <text:p>6.56049</text:p>
          </table:table-cell>
          <table:table-cell office:value-type="float" office:value="0.326709" calcext:value-type="float">
            <text:p>0.32670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312707" calcext:value-type="float">
            <text:p>0.312707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.086193" calcext:value-type="float">
            <text:p>0.086193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31.3936" calcext:value-type="float">
            <text:p>31.3936</text:p>
          </table:table-cell>
          <table:table-cell office:value-type="float" office:value="0.321823" calcext:value-type="float">
            <text:p>0.321823</text:p>
          </table:table-cell>
          <table:table-cell office:value-type="float" office:value="9.75795" calcext:value-type="float">
            <text:p>9.75795</text:p>
          </table:table-cell>
          <table:table-cell office:value-type="float" office:value="0.329497" calcext:value-type="float">
            <text:p>0.32949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312527" calcext:value-type="float">
            <text:p>0.312527</text:p>
          </table:table-cell>
          <table:table-cell office:value-type="float" office:value="0.004141" calcext:value-type="float">
            <text:p>0.004141</text:p>
          </table:table-cell>
          <table:table-cell office:value-type="float" office:value="0.059758" calcext:value-type="float">
            <text:p>0.059758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31.3958" calcext:value-type="float">
            <text:p>31.3958</text:p>
          </table:table-cell>
          <table:table-cell office:value-type="float" office:value="0.321779" calcext:value-type="float">
            <text:p>0.321779</text:p>
          </table:table-cell>
          <table:table-cell office:value-type="float" office:value="10.7348" calcext:value-type="float">
            <text:p>10.7348</text:p>
          </table:table-cell>
          <table:table-cell office:value-type="float" office:value="0.335079" calcext:value-type="float">
            <text:p>0.33507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31247" calcext:value-type="float">
            <text:p>0.31247</text:p>
          </table:table-cell>
          <table:table-cell office:value-type="float" office:value="0.004101" calcext:value-type="float">
            <text:p>0.004101</text:p>
          </table:table-cell>
          <table:table-cell office:value-type="float" office:value="0.06859" calcext:value-type="float">
            <text:p>0.06859</text:p>
          </table:table-cell>
          <table:table-cell office:value-type="float" office:value="0.005107" calcext:value-type="float">
            <text:p>0.005107</text:p>
          </table:table-cell>
          <table:table-cell office:value-type="float" office:value="31.3968" calcext:value-type="float">
            <text:p>31.3968</text:p>
          </table:table-cell>
          <table:table-cell office:value-type="float" office:value="0.321916" calcext:value-type="float">
            <text:p>0.321916</text:p>
          </table:table-cell>
          <table:table-cell office:value-type="float" office:value="2.47136" calcext:value-type="float">
            <text:p>2.47136</text:p>
          </table:table-cell>
          <table:table-cell office:value-type="float" office:value="0.321927" calcext:value-type="float">
            <text:p>0.32192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77" calcext:value-type="float">
            <text:p>0.00317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312517" calcext:value-type="float">
            <text:p>0.312517</text:p>
          </table:table-cell>
          <table:table-cell office:value-type="float" office:value="0.004065" calcext:value-type="float">
            <text:p>0.004065</text:p>
          </table:table-cell>
          <table:table-cell office:value-type="float" office:value="0.098266" calcext:value-type="float">
            <text:p>0.098266</text:p>
          </table:table-cell>
          <table:table-cell office:value-type="float" office:value="0.003983" calcext:value-type="float">
            <text:p>0.003983</text:p>
          </table:table-cell>
          <table:table-cell office:value-type="float" office:value="31.3957" calcext:value-type="float">
            <text:p>31.3957</text:p>
          </table:table-cell>
          <table:table-cell office:value-type="float" office:value="0.321806" calcext:value-type="float">
            <text:p>0.321806</text:p>
          </table:table-cell>
          <table:table-cell office:value-type="float" office:value="5.45951" calcext:value-type="float">
            <text:p>5.45951</text:p>
          </table:table-cell>
          <table:table-cell office:value-type="float" office:value="0.326273" calcext:value-type="float">
            <text:p>0.32627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222" calcext:value-type="float">
            <text:p>0.00322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312477" calcext:value-type="float">
            <text:p>0.312477</text:p>
          </table:table-cell>
          <table:table-cell office:value-type="float" office:value="0.004069" calcext:value-type="float">
            <text:p>0.004069</text:p>
          </table:table-cell>
          <table:table-cell office:value-type="float" office:value="0.091244" calcext:value-type="float">
            <text:p>0.091244</text:p>
          </table:table-cell>
          <table:table-cell office:value-type="float" office:value="0.004133" calcext:value-type="float">
            <text:p>0.004133</text:p>
          </table:table-cell>
          <table:table-cell office:value-type="float" office:value="31.4004" calcext:value-type="float">
            <text:p>31.4004</text:p>
          </table:table-cell>
          <table:table-cell office:value-type="float" office:value="0.321654" calcext:value-type="float">
            <text:p>0.321654</text:p>
          </table:table-cell>
          <table:table-cell office:value-type="float" office:value="4.85504" calcext:value-type="float">
            <text:p>4.85504</text:p>
          </table:table-cell>
          <table:table-cell office:value-type="float" office:value="0.321903" calcext:value-type="float">
            <text:p>0.32190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312602" calcext:value-type="float">
            <text:p>0.312602</text:p>
          </table:table-cell>
          <table:table-cell office:value-type="float" office:value="0.004038" calcext:value-type="float">
            <text:p>0.004038</text:p>
          </table:table-cell>
          <table:table-cell office:value-type="float" office:value="0.073617" calcext:value-type="float">
            <text:p>0.073617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31.3934" calcext:value-type="float">
            <text:p>31.3934</text:p>
          </table:table-cell>
          <table:table-cell office:value-type="float" office:value="0.321665" calcext:value-type="float">
            <text:p>0.321665</text:p>
          </table:table-cell>
          <table:table-cell office:value-type="float" office:value="7.91913" calcext:value-type="float">
            <text:p>7.91913</text:p>
          </table:table-cell>
          <table:table-cell office:value-type="float" office:value="0.332095" calcext:value-type="float">
            <text:p>0.33209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011" calcext:value-type="float">
            <text:p>0.001011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312493" calcext:value-type="float">
            <text:p>0.312493</text:p>
          </table:table-cell>
          <table:table-cell office:value-type="float" office:value="0.004095" calcext:value-type="float">
            <text:p>0.004095</text:p>
          </table:table-cell>
          <table:table-cell office:value-type="float" office:value="0.10013" calcext:value-type="float">
            <text:p>0.10013</text:p>
          </table:table-cell>
          <table:table-cell office:value-type="float" office:value="0.004859" calcext:value-type="float">
            <text:p>0.004859</text:p>
          </table:table-cell>
          <table:table-cell office:value-type="float" office:value="31.3882" calcext:value-type="float">
            <text:p>31.3882</text:p>
          </table:table-cell>
          <table:table-cell office:value-type="float" office:value="0.322016" calcext:value-type="float">
            <text:p>0.322016</text:p>
          </table:table-cell>
          <table:table-cell office:value-type="float" office:value="5.713" calcext:value-type="float">
            <text:p>5.713</text:p>
          </table:table-cell>
          <table:table-cell office:value-type="float" office:value="0.327407" calcext:value-type="float">
            <text:p>0.32740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312539" calcext:value-type="float">
            <text:p>0.312539</text:p>
          </table:table-cell>
          <table:table-cell office:value-type="float" office:value="0.004071" calcext:value-type="float">
            <text:p>0.004071</text:p>
          </table:table-cell>
          <table:table-cell office:value-type="float" office:value="0.087488" calcext:value-type="float">
            <text:p>0.087488</text:p>
          </table:table-cell>
          <table:table-cell office:value-type="float" office:value="0.004163" calcext:value-type="float">
            <text:p>0.004163</text:p>
          </table:table-cell>
          <table:table-cell office:value-type="float" office:value="31.3878" calcext:value-type="float">
            <text:p>31.3878</text:p>
          </table:table-cell>
          <table:table-cell office:value-type="float" office:value="0.322191" calcext:value-type="float">
            <text:p>0.322191</text:p>
          </table:table-cell>
          <table:table-cell office:value-type="float" office:value="4.56867" calcext:value-type="float">
            <text:p>4.56867</text:p>
          </table:table-cell>
          <table:table-cell office:value-type="float" office:value="0.327234" calcext:value-type="float">
            <text:p>0.32723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62" calcext:value-type="float">
            <text:p>0.00316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312479" calcext:value-type="float">
            <text:p>0.312479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84164" calcext:value-type="float">
            <text:p>0.084164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31.3964" calcext:value-type="float">
            <text:p>31.3964</text:p>
          </table:table-cell>
          <table:table-cell office:value-type="float" office:value="0.321796" calcext:value-type="float">
            <text:p>0.321796</text:p>
          </table:table-cell>
          <table:table-cell office:value-type="float" office:value="3.32757" calcext:value-type="float">
            <text:p>3.32757</text:p>
          </table:table-cell>
          <table:table-cell office:value-type="float" office:value="0.321262" calcext:value-type="float">
            <text:p>0.32126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06" calcext:value-type="float">
            <text:p>0.00106</text:p>
          </table:table-cell>
          <table:table-cell table:style-name="ce1" office:value-type="float" office:value="0.000096" calcext:value-type="float">
            <text:p>9.60E-05</text:p>
          </table:table-cell>
          <table:table-cell office:value-type="float" office:value="0.312491" calcext:value-type="float">
            <text:p>0.312491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095286" calcext:value-type="float">
            <text:p>0.095286</text:p>
          </table:table-cell>
          <table:table-cell office:value-type="float" office:value="0.005164" calcext:value-type="float">
            <text:p>0.005164</text:p>
          </table:table-cell>
          <table:table-cell office:value-type="float" office:value="31.3892" calcext:value-type="float">
            <text:p>31.3892</text:p>
          </table:table-cell>
          <table:table-cell office:value-type="float" office:value="0.321793" calcext:value-type="float">
            <text:p>0.321793</text:p>
          </table:table-cell>
          <table:table-cell office:value-type="float" office:value="13.3834" calcext:value-type="float">
            <text:p>13.3834</text:p>
          </table:table-cell>
          <table:table-cell office:value-type="float" office:value="0.330806" calcext:value-type="float">
            <text:p>0.33080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31249" calcext:value-type="float">
            <text:p>0.31249</text:p>
          </table:table-cell>
          <table:table-cell office:value-type="float" office:value="0.004094" calcext:value-type="float">
            <text:p>0.004094</text:p>
          </table:table-cell>
          <table:table-cell office:value-type="float" office:value="0.094312" calcext:value-type="float">
            <text:p>0.094312</text:p>
          </table:table-cell>
          <table:table-cell office:value-type="float" office:value="0.0044" calcext:value-type="float">
            <text:p>0.0044</text:p>
          </table:table-cell>
          <table:table-cell office:value-type="float" office:value="31.3896" calcext:value-type="float">
            <text:p>31.3896</text:p>
          </table:table-cell>
          <table:table-cell office:value-type="float" office:value="0.321781" calcext:value-type="float">
            <text:p>0.321781</text:p>
          </table:table-cell>
          <table:table-cell office:value-type="float" office:value="11.7454" calcext:value-type="float">
            <text:p>11.7454</text:p>
          </table:table-cell>
          <table:table-cell office:value-type="float" office:value="0.330748" calcext:value-type="float">
            <text:p>0.33074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312573" calcext:value-type="float">
            <text:p>0.312573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0.077386" calcext:value-type="float">
            <text:p>0.077386</text:p>
          </table:table-cell>
          <table:table-cell office:value-type="float" office:value="0.004063" calcext:value-type="float">
            <text:p>0.004063</text:p>
          </table:table-cell>
          <table:table-cell office:value-type="float" office:value="31.388" calcext:value-type="float">
            <text:p>31.388</text:p>
          </table:table-cell>
          <table:table-cell office:value-type="float" office:value="0.322002" calcext:value-type="float">
            <text:p>0.322002</text:p>
          </table:table-cell>
          <table:table-cell office:value-type="float" office:value="9.46195" calcext:value-type="float">
            <text:p>9.46195</text:p>
          </table:table-cell>
          <table:table-cell office:value-type="float" office:value="0.322001" calcext:value-type="float">
            <text:p>0.32200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312468" calcext:value-type="float">
            <text:p>0.312468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75983" calcext:value-type="float">
            <text:p>0.075983</text:p>
          </table:table-cell>
          <table:table-cell office:value-type="float" office:value="0.004162" calcext:value-type="float">
            <text:p>0.004162</text:p>
          </table:table-cell>
          <table:table-cell office:value-type="float" office:value="31.3862" calcext:value-type="float">
            <text:p>31.3862</text:p>
          </table:table-cell>
          <table:table-cell office:value-type="float" office:value="0.322411" calcext:value-type="float">
            <text:p>0.322411</text:p>
          </table:table-cell>
          <table:table-cell office:value-type="float" office:value="4.06355" calcext:value-type="float">
            <text:p>4.06355</text:p>
          </table:table-cell>
          <table:table-cell office:value-type="float" office:value="0.325553" calcext:value-type="float">
            <text:p>0.32555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312482" calcext:value-type="float">
            <text:p>0.312482</text:p>
          </table:table-cell>
          <table:table-cell office:value-type="float" office:value="0.004084" calcext:value-type="float">
            <text:p>0.004084</text:p>
          </table:table-cell>
          <table:table-cell office:value-type="float" office:value="0.088971" calcext:value-type="float">
            <text:p>0.088971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31.3922" calcext:value-type="float">
            <text:p>31.3922</text:p>
          </table:table-cell>
          <table:table-cell office:value-type="float" office:value="0.321855" calcext:value-type="float">
            <text:p>0.321855</text:p>
          </table:table-cell>
          <table:table-cell office:value-type="float" office:value="2.46892" calcext:value-type="float">
            <text:p>2.46892</text:p>
          </table:table-cell>
          <table:table-cell office:value-type="float" office:value="0.3257" calcext:value-type="float">
            <text:p>0.325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231" calcext:value-type="float">
            <text:p>0.00323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312604" calcext:value-type="float">
            <text:p>0.312604</text:p>
          </table:table-cell>
          <table:table-cell office:value-type="float" office:value="0.004207" calcext:value-type="float">
            <text:p>0.004207</text:p>
          </table:table-cell>
          <table:table-cell office:value-type="float" office:value="0.05736" calcext:value-type="float">
            <text:p>0.05736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31.3964" calcext:value-type="float">
            <text:p>31.3964</text:p>
          </table:table-cell>
          <table:table-cell office:value-type="float" office:value="0.3217" calcext:value-type="float">
            <text:p>0.3217</text:p>
          </table:table-cell>
          <table:table-cell office:value-type="float" office:value="7.09176" calcext:value-type="float">
            <text:p>7.09176</text:p>
          </table:table-cell>
          <table:table-cell office:value-type="float" office:value="0.32557" calcext:value-type="float">
            <text:p>0.3255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312468" calcext:value-type="float">
            <text:p>0.312468</text:p>
          </table:table-cell>
          <table:table-cell office:value-type="float" office:value="0.004062" calcext:value-type="float">
            <text:p>0.004062</text:p>
          </table:table-cell>
          <table:table-cell office:value-type="float" office:value="0.085867" calcext:value-type="float">
            <text:p>0.085867</text:p>
          </table:table-cell>
          <table:table-cell office:value-type="float" office:value="0.004316" calcext:value-type="float">
            <text:p>0.004316</text:p>
          </table:table-cell>
          <table:table-cell office:value-type="float" office:value="31.3881" calcext:value-type="float">
            <text:p>31.3881</text:p>
          </table:table-cell>
          <table:table-cell office:value-type="float" office:value="0.321692" calcext:value-type="float">
            <text:p>0.321692</text:p>
          </table:table-cell>
          <table:table-cell office:value-type="float" office:value="5.28151" calcext:value-type="float">
            <text:p>5.28151</text:p>
          </table:table-cell>
          <table:table-cell office:value-type="float" office:value="0.327177" calcext:value-type="float">
            <text:p>0.32717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312603" calcext:value-type="float">
            <text:p>0.312603</text:p>
          </table:table-cell>
          <table:table-cell office:value-type="float" office:value="0.004083" calcext:value-type="float">
            <text:p>0.004083</text:p>
          </table:table-cell>
          <table:table-cell office:value-type="float" office:value="0.077188" calcext:value-type="float">
            <text:p>0.077188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31.3865" calcext:value-type="float">
            <text:p>31.3865</text:p>
          </table:table-cell>
          <table:table-cell office:value-type="float" office:value="0.321344" calcext:value-type="float">
            <text:p>0.321344</text:p>
          </table:table-cell>
          <table:table-cell office:value-type="float" office:value="4.47916" calcext:value-type="float">
            <text:p>4.47916</text:p>
          </table:table-cell>
          <table:table-cell office:value-type="float" office:value="0.328707" calcext:value-type="float">
            <text:p>0.32870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312498" calcext:value-type="float">
            <text:p>0.312498</text:p>
          </table:table-cell>
          <table:table-cell office:value-type="float" office:value="0.004086" calcext:value-type="float">
            <text:p>0.004086</text:p>
          </table:table-cell>
          <table:table-cell office:value-type="float" office:value="0.095436" calcext:value-type="float">
            <text:p>0.095436</text:p>
          </table:table-cell>
          <table:table-cell office:value-type="float" office:value="0.004467" calcext:value-type="float">
            <text:p>0.004467</text:p>
          </table:table-cell>
          <table:table-cell office:value-type="float" office:value="31.3888" calcext:value-type="float">
            <text:p>31.3888</text:p>
          </table:table-cell>
          <table:table-cell office:value-type="float" office:value="0.321855" calcext:value-type="float">
            <text:p>0.321855</text:p>
          </table:table-cell>
          <table:table-cell office:value-type="float" office:value="3.3116" calcext:value-type="float">
            <text:p>3.3116</text:p>
          </table:table-cell>
          <table:table-cell office:value-type="float" office:value="0.323394" calcext:value-type="float">
            <text:p>0.32339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312599" calcext:value-type="float">
            <text:p>0.312599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88633" calcext:value-type="float">
            <text:p>0.088633</text:p>
          </table:table-cell>
          <table:table-cell office:value-type="float" office:value="0.004231" calcext:value-type="float">
            <text:p>0.004231</text:p>
          </table:table-cell>
          <table:table-cell office:value-type="float" office:value="31.3952" calcext:value-type="float">
            <text:p>31.3952</text:p>
          </table:table-cell>
          <table:table-cell office:value-type="float" office:value="0.321556" calcext:value-type="float">
            <text:p>0.321556</text:p>
          </table:table-cell>
          <table:table-cell office:value-type="float" office:value="4.68614" calcext:value-type="float">
            <text:p>4.68614</text:p>
          </table:table-cell>
          <table:table-cell office:value-type="float" office:value="0.320525" calcext:value-type="float">
            <text:p>0.32052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312483" calcext:value-type="float">
            <text:p>0.312483</text:p>
          </table:table-cell>
          <table:table-cell office:value-type="float" office:value="0.004055" calcext:value-type="float">
            <text:p>0.004055</text:p>
          </table:table-cell>
          <table:table-cell office:value-type="float" office:value="0.096815" calcext:value-type="float">
            <text:p>0.096815</text:p>
          </table:table-cell>
          <table:table-cell office:value-type="float" office:value="0.004332" calcext:value-type="float">
            <text:p>0.004332</text:p>
          </table:table-cell>
          <table:table-cell office:value-type="float" office:value="31.3971" calcext:value-type="float">
            <text:p>31.3971</text:p>
          </table:table-cell>
          <table:table-cell office:value-type="float" office:value="0.321484" calcext:value-type="float">
            <text:p>0.321484</text:p>
          </table:table-cell>
          <table:table-cell office:value-type="float" office:value="12.0455" calcext:value-type="float">
            <text:p>12.0455</text:p>
          </table:table-cell>
          <table:table-cell office:value-type="float" office:value="0.329825" calcext:value-type="float">
            <text:p>0.32982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312513" calcext:value-type="float">
            <text:p>0.312513</text:p>
          </table:table-cell>
          <table:table-cell office:value-type="float" office:value="0.004099" calcext:value-type="float">
            <text:p>0.004099</text:p>
          </table:table-cell>
          <table:table-cell office:value-type="float" office:value="0.074021" calcext:value-type="float">
            <text:p>0.074021</text:p>
          </table:table-cell>
          <table:table-cell office:value-type="float" office:value="0.004224" calcext:value-type="float">
            <text:p>0.004224</text:p>
          </table:table-cell>
          <table:table-cell office:value-type="float" office:value="31.3954" calcext:value-type="float">
            <text:p>31.3954</text:p>
          </table:table-cell>
          <table:table-cell office:value-type="float" office:value="0.322167" calcext:value-type="float">
            <text:p>0.322167</text:p>
          </table:table-cell>
          <table:table-cell office:value-type="float" office:value="12.0744" calcext:value-type="float">
            <text:p>12.0744</text:p>
          </table:table-cell>
          <table:table-cell office:value-type="float" office:value="0.325404" calcext:value-type="float">
            <text:p>0.32540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982" calcext:value-type="float">
            <text:p>0.00098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312471" calcext:value-type="float">
            <text:p>0.312471</text:p>
          </table:table-cell>
          <table:table-cell office:value-type="float" office:value="0.004022" calcext:value-type="float">
            <text:p>0.004022</text:p>
          </table:table-cell>
          <table:table-cell office:value-type="float" office:value="0.050831" calcext:value-type="float">
            <text:p>0.050831</text:p>
          </table:table-cell>
          <table:table-cell office:value-type="float" office:value="0.004113" calcext:value-type="float">
            <text:p>0.004113</text:p>
          </table:table-cell>
          <table:table-cell office:value-type="float" office:value="31.3937" calcext:value-type="float">
            <text:p>31.3937</text:p>
          </table:table-cell>
          <table:table-cell office:value-type="float" office:value="0.32224" calcext:value-type="float">
            <text:p>0.32224</text:p>
          </table:table-cell>
          <table:table-cell office:value-type="float" office:value="11.9749" calcext:value-type="float">
            <text:p>11.9749</text:p>
          </table:table-cell>
          <table:table-cell office:value-type="float" office:value="0.324142" calcext:value-type="float">
            <text:p>0.32414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987" calcext:value-type="float">
            <text:p>0.000987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312495" calcext:value-type="float">
            <text:p>0.312495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0.111618" calcext:value-type="float">
            <text:p>0.111618</text:p>
          </table:table-cell>
          <table:table-cell office:value-type="float" office:value="0.004211" calcext:value-type="float">
            <text:p>0.004211</text:p>
          </table:table-cell>
          <table:table-cell office:value-type="float" office:value="31.3949" calcext:value-type="float">
            <text:p>31.3949</text:p>
          </table:table-cell>
          <table:table-cell office:value-type="float" office:value="0.321705" calcext:value-type="float">
            <text:p>0.321705</text:p>
          </table:table-cell>
          <table:table-cell office:value-type="float" office:value="3.76379" calcext:value-type="float">
            <text:p>3.76379</text:p>
          </table:table-cell>
          <table:table-cell office:value-type="float" office:value="0.320342" calcext:value-type="float">
            <text:p>0.32034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312517" calcext:value-type="float">
            <text:p>0.312517</text:p>
          </table:table-cell>
          <table:table-cell office:value-type="float" office:value="0.004072" calcext:value-type="float">
            <text:p>0.004072</text:p>
          </table:table-cell>
          <table:table-cell office:value-type="float" office:value="0.076133" calcext:value-type="float">
            <text:p>0.076133</text:p>
          </table:table-cell>
          <table:table-cell office:value-type="float" office:value="0.004337" calcext:value-type="float">
            <text:p>0.004337</text:p>
          </table:table-cell>
          <table:table-cell office:value-type="float" office:value="31.3902" calcext:value-type="float">
            <text:p>31.3902</text:p>
          </table:table-cell>
          <table:table-cell office:value-type="float" office:value="0.321585" calcext:value-type="float">
            <text:p>0.321585</text:p>
          </table:table-cell>
          <table:table-cell office:value-type="float" office:value="4.93618" calcext:value-type="float">
            <text:p>4.93618</text:p>
          </table:table-cell>
          <table:table-cell office:value-type="float" office:value="0.32649" calcext:value-type="float">
            <text:p>0.3264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935" calcext:value-type="float">
            <text:p>0.00093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312495" calcext:value-type="float">
            <text:p>0.312495</text:p>
          </table:table-cell>
          <table:table-cell office:value-type="float" office:value="0.004122" calcext:value-type="float">
            <text:p>0.004122</text:p>
          </table:table-cell>
          <table:table-cell office:value-type="float" office:value="0.06378" calcext:value-type="float">
            <text:p>0.06378</text:p>
          </table:table-cell>
          <table:table-cell office:value-type="float" office:value="0.005286" calcext:value-type="float">
            <text:p>0.005286</text:p>
          </table:table-cell>
          <table:table-cell office:value-type="float" office:value="31.391" calcext:value-type="float">
            <text:p>31.391</text:p>
          </table:table-cell>
          <table:table-cell office:value-type="float" office:value="0.321736" calcext:value-type="float">
            <text:p>0.321736</text:p>
          </table:table-cell>
          <table:table-cell office:value-type="float" office:value="4.30296" calcext:value-type="float">
            <text:p>4.30296</text:p>
          </table:table-cell>
          <table:table-cell office:value-type="float" office:value="0.324592" calcext:value-type="float">
            <text:p>0.32459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312498" calcext:value-type="float">
            <text:p>0.312498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0.095777" calcext:value-type="float">
            <text:p>0.095777</text:p>
          </table:table-cell>
          <table:table-cell office:value-type="float" office:value="0.004357" calcext:value-type="float">
            <text:p>0.004357</text:p>
          </table:table-cell>
          <table:table-cell office:value-type="float" office:value="31.3904" calcext:value-type="float">
            <text:p>31.3904</text:p>
          </table:table-cell>
          <table:table-cell office:value-type="float" office:value="0.321865" calcext:value-type="float">
            <text:p>0.321865</text:p>
          </table:table-cell>
          <table:table-cell office:value-type="float" office:value="5.90724" calcext:value-type="float">
            <text:p>5.90724</text:p>
          </table:table-cell>
          <table:table-cell office:value-type="float" office:value="0.323056" calcext:value-type="float">
            <text:p>0.32305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312484" calcext:value-type="float">
            <text:p>0.312484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0.10021" calcext:value-type="float">
            <text:p>0.10021</text:p>
          </table:table-cell>
          <table:table-cell office:value-type="float" office:value="0.005911" calcext:value-type="float">
            <text:p>0.005911</text:p>
          </table:table-cell>
          <table:table-cell office:value-type="float" office:value="31.387" calcext:value-type="float">
            <text:p>31.387</text:p>
          </table:table-cell>
          <table:table-cell office:value-type="float" office:value="0.321306" calcext:value-type="float">
            <text:p>0.321306</text:p>
          </table:table-cell>
          <table:table-cell office:value-type="float" office:value="7.90556" calcext:value-type="float">
            <text:p>7.90556</text:p>
          </table:table-cell>
          <table:table-cell office:value-type="float" office:value="0.324788" calcext:value-type="float">
            <text:p>0.32478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312556" calcext:value-type="float">
            <text:p>0.312556</text:p>
          </table:table-cell>
          <table:table-cell office:value-type="float" office:value="0.004069" calcext:value-type="float">
            <text:p>0.004069</text:p>
          </table:table-cell>
          <table:table-cell office:value-type="float" office:value="0.094629" calcext:value-type="float">
            <text:p>0.094629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31.3919" calcext:value-type="float">
            <text:p>31.3919</text:p>
          </table:table-cell>
          <table:table-cell office:value-type="float" office:value="0.322094" calcext:value-type="float">
            <text:p>0.322094</text:p>
          </table:table-cell>
          <table:table-cell office:value-type="float" office:value="11.5169" calcext:value-type="float">
            <text:p>11.5169</text:p>
          </table:table-cell>
          <table:table-cell office:value-type="float" office:value="0.321857" calcext:value-type="float">
            <text:p>0.32185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312528" calcext:value-type="float">
            <text:p>0.312528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.125579" calcext:value-type="float">
            <text:p>0.125579</text:p>
          </table:table-cell>
          <table:table-cell office:value-type="float" office:value="0.004746" calcext:value-type="float">
            <text:p>0.004746</text:p>
          </table:table-cell>
          <table:table-cell office:value-type="float" office:value="31.3869" calcext:value-type="float">
            <text:p>31.3869</text:p>
          </table:table-cell>
          <table:table-cell office:value-type="float" office:value="0.321493" calcext:value-type="float">
            <text:p>0.321493</text:p>
          </table:table-cell>
          <table:table-cell office:value-type="float" office:value="6.63056" calcext:value-type="float">
            <text:p>6.63056</text:p>
          </table:table-cell>
          <table:table-cell office:value-type="float" office:value="0.325817" calcext:value-type="float">
            <text:p>0.32581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202" calcext:value-type="float">
            <text:p>0.00320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312492" calcext:value-type="float">
            <text:p>0.312492</text:p>
          </table:table-cell>
          <table:table-cell office:value-type="float" office:value="0.004098" calcext:value-type="float">
            <text:p>0.004098</text:p>
          </table:table-cell>
          <table:table-cell office:value-type="float" office:value="0.094152" calcext:value-type="float">
            <text:p>0.094152</text:p>
          </table:table-cell>
          <table:table-cell office:value-type="float" office:value="0.004242" calcext:value-type="float">
            <text:p>0.004242</text:p>
          </table:table-cell>
          <table:table-cell office:value-type="float" office:value="31.3886" calcext:value-type="float">
            <text:p>31.3886</text:p>
          </table:table-cell>
          <table:table-cell office:value-type="float" office:value="0.321583" calcext:value-type="float">
            <text:p>0.321583</text:p>
          </table:table-cell>
          <table:table-cell office:value-type="float" office:value="13.8259" calcext:value-type="float">
            <text:p>13.8259</text:p>
          </table:table-cell>
          <table:table-cell office:value-type="float" office:value="0.322865" calcext:value-type="float">
            <text:p>0.32286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31256" calcext:value-type="float">
            <text:p>0.31256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.079469" calcext:value-type="float">
            <text:p>0.079469</text:p>
          </table:table-cell>
          <table:table-cell office:value-type="float" office:value="0.004963" calcext:value-type="float">
            <text:p>0.004963</text:p>
          </table:table-cell>
          <table:table-cell office:value-type="float" office:value="31.3915" calcext:value-type="float">
            <text:p>31.3915</text:p>
          </table:table-cell>
          <table:table-cell office:value-type="float" office:value="0.321314" calcext:value-type="float">
            <text:p>0.321314</text:p>
          </table:table-cell>
          <table:table-cell office:value-type="float" office:value="3.2386" calcext:value-type="float">
            <text:p>3.2386</text:p>
          </table:table-cell>
          <table:table-cell office:value-type="float" office:value="0.32876" calcext:value-type="float">
            <text:p>0.3287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312638" calcext:value-type="float">
            <text:p>0.312638</text:p>
          </table:table-cell>
          <table:table-cell office:value-type="float" office:value="0.004089" calcext:value-type="float">
            <text:p>0.004089</text:p>
          </table:table-cell>
          <table:table-cell office:value-type="float" office:value="0.083494" calcext:value-type="float">
            <text:p>0.083494</text:p>
          </table:table-cell>
          <table:table-cell office:value-type="float" office:value="0.003975" calcext:value-type="float">
            <text:p>0.003975</text:p>
          </table:table-cell>
          <table:table-cell office:value-type="float" office:value="31.3974" calcext:value-type="float">
            <text:p>31.3974</text:p>
          </table:table-cell>
          <table:table-cell office:value-type="float" office:value="0.321795" calcext:value-type="float">
            <text:p>0.321795</text:p>
          </table:table-cell>
          <table:table-cell office:value-type="float" office:value="10.9393" calcext:value-type="float">
            <text:p>10.9393</text:p>
          </table:table-cell>
          <table:table-cell office:value-type="float" office:value="0.330746" calcext:value-type="float">
            <text:p>0.33074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312777" calcext:value-type="float">
            <text:p>0.312777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0.066906" calcext:value-type="float">
            <text:p>0.066906</text:p>
          </table:table-cell>
          <table:table-cell office:value-type="float" office:value="0.004128" calcext:value-type="float">
            <text:p>0.004128</text:p>
          </table:table-cell>
          <table:table-cell office:value-type="float" office:value="31.3973" calcext:value-type="float">
            <text:p>31.3973</text:p>
          </table:table-cell>
          <table:table-cell office:value-type="float" office:value="0.322031" calcext:value-type="float">
            <text:p>0.322031</text:p>
          </table:table-cell>
          <table:table-cell office:value-type="float" office:value="2.89126" calcext:value-type="float">
            <text:p>2.89126</text:p>
          </table:table-cell>
          <table:table-cell office:value-type="float" office:value="0.331584" calcext:value-type="float">
            <text:p>0.33158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312526" calcext:value-type="float">
            <text:p>0.312526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0.078877" calcext:value-type="float">
            <text:p>0.078877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31.396" calcext:value-type="float">
            <text:p>31.396</text:p>
          </table:table-cell>
          <table:table-cell office:value-type="float" office:value="0.322017" calcext:value-type="float">
            <text:p>0.322017</text:p>
          </table:table-cell>
          <table:table-cell office:value-type="float" office:value="7.15163" calcext:value-type="float">
            <text:p>7.15163</text:p>
          </table:table-cell>
          <table:table-cell office:value-type="float" office:value="0.322771" calcext:value-type="float">
            <text:p>0.32277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312467" calcext:value-type="float">
            <text:p>0.312467</text:p>
          </table:table-cell>
          <table:table-cell office:value-type="float" office:value="0.004078" calcext:value-type="float">
            <text:p>0.004078</text:p>
          </table:table-cell>
          <table:table-cell office:value-type="float" office:value="0.080806" calcext:value-type="float">
            <text:p>0.080806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31.3968" calcext:value-type="float">
            <text:p>31.3968</text:p>
          </table:table-cell>
          <table:table-cell office:value-type="float" office:value="0.321708" calcext:value-type="float">
            <text:p>0.321708</text:p>
          </table:table-cell>
          <table:table-cell office:value-type="float" office:value="12.757" calcext:value-type="float">
            <text:p>12.757</text:p>
          </table:table-cell>
          <table:table-cell office:value-type="float" office:value="0.326539" calcext:value-type="float">
            <text:p>0.326539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312496" calcext:value-type="float">
            <text:p>0.312496</text:p>
          </table:table-cell>
          <table:table-cell office:value-type="float" office:value="0.004083" calcext:value-type="float">
            <text:p>0.004083</text:p>
          </table:table-cell>
          <table:table-cell office:value-type="float" office:value="0.068102" calcext:value-type="float">
            <text:p>0.068102</text:p>
          </table:table-cell>
          <table:table-cell office:value-type="float" office:value="0.004437" calcext:value-type="float">
            <text:p>0.004437</text:p>
          </table:table-cell>
          <table:table-cell office:value-type="float" office:value="31.3929" calcext:value-type="float">
            <text:p>31.3929</text:p>
          </table:table-cell>
          <table:table-cell office:value-type="float" office:value="0.321766" calcext:value-type="float">
            <text:p>0.321766</text:p>
          </table:table-cell>
          <table:table-cell office:value-type="float" office:value="6.5629" calcext:value-type="float">
            <text:p>6.5629</text:p>
          </table:table-cell>
          <table:table-cell office:value-type="float" office:value="0.320761" calcext:value-type="float">
            <text:p>0.32076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312494" calcext:value-type="float">
            <text:p>0.312494</text:p>
          </table:table-cell>
          <table:table-cell office:value-type="float" office:value="0.004093" calcext:value-type="float">
            <text:p>0.004093</text:p>
          </table:table-cell>
          <table:table-cell office:value-type="float" office:value="0.091101" calcext:value-type="float">
            <text:p>0.091101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31.3888" calcext:value-type="float">
            <text:p>31.3888</text:p>
          </table:table-cell>
          <table:table-cell office:value-type="float" office:value="0.322027" calcext:value-type="float">
            <text:p>0.322027</text:p>
          </table:table-cell>
          <table:table-cell office:value-type="float" office:value="4.83359" calcext:value-type="float">
            <text:p>4.83359</text:p>
          </table:table-cell>
          <table:table-cell office:value-type="float" office:value="0.327227" calcext:value-type="float">
            <text:p>0.32722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312497" calcext:value-type="float">
            <text:p>0.312497</text:p>
          </table:table-cell>
          <table:table-cell office:value-type="float" office:value="0.004124" calcext:value-type="float">
            <text:p>0.004124</text:p>
          </table:table-cell>
          <table:table-cell office:value-type="float" office:value="0.083507" calcext:value-type="float">
            <text:p>0.083507</text:p>
          </table:table-cell>
          <table:table-cell office:value-type="float" office:value="0.004274" calcext:value-type="float">
            <text:p>0.004274</text:p>
          </table:table-cell>
          <table:table-cell office:value-type="float" office:value="31.3854" calcext:value-type="float">
            <text:p>31.3854</text:p>
          </table:table-cell>
          <table:table-cell office:value-type="float" office:value="0.321772" calcext:value-type="float">
            <text:p>0.321772</text:p>
          </table:table-cell>
          <table:table-cell office:value-type="float" office:value="6.6803" calcext:value-type="float">
            <text:p>6.6803</text:p>
          </table:table-cell>
          <table:table-cell office:value-type="float" office:value="0.325314" calcext:value-type="float">
            <text:p>0.32531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312463" calcext:value-type="float">
            <text:p>0.312463</text:p>
          </table:table-cell>
          <table:table-cell office:value-type="float" office:value="0.004117" calcext:value-type="float">
            <text:p>0.004117</text:p>
          </table:table-cell>
          <table:table-cell office:value-type="float" office:value="0.088885" calcext:value-type="float">
            <text:p>0.088885</text:p>
          </table:table-cell>
          <table:table-cell office:value-type="float" office:value="0.004457" calcext:value-type="float">
            <text:p>0.004457</text:p>
          </table:table-cell>
          <table:table-cell office:value-type="float" office:value="31.3957" calcext:value-type="float">
            <text:p>31.3957</text:p>
          </table:table-cell>
          <table:table-cell office:value-type="float" office:value="0.321976" calcext:value-type="float">
            <text:p>0.321976</text:p>
          </table:table-cell>
          <table:table-cell office:value-type="float" office:value="13.3442" calcext:value-type="float">
            <text:p>13.3442</text:p>
          </table:table-cell>
          <table:table-cell office:value-type="float" office:value="0.325052" calcext:value-type="float">
            <text:p>0.32505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312632" calcext:value-type="float">
            <text:p>0.312632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0.074798" calcext:value-type="float">
            <text:p>0.074798</text:p>
          </table:table-cell>
          <table:table-cell office:value-type="float" office:value="0.004636" calcext:value-type="float">
            <text:p>0.004636</text:p>
          </table:table-cell>
          <table:table-cell office:value-type="float" office:value="31.3957" calcext:value-type="float">
            <text:p>31.3957</text:p>
          </table:table-cell>
          <table:table-cell office:value-type="float" office:value="0.322653" calcext:value-type="float">
            <text:p>0.322653</text:p>
          </table:table-cell>
          <table:table-cell office:value-type="float" office:value="5.79804" calcext:value-type="float">
            <text:p>5.79804</text:p>
          </table:table-cell>
          <table:table-cell office:value-type="float" office:value="0.324058" calcext:value-type="float">
            <text:p>0.32405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312476" calcext:value-type="float">
            <text:p>0.312476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0.052565" calcext:value-type="float">
            <text:p>0.052565</text:p>
          </table:table-cell>
          <table:table-cell office:value-type="float" office:value="0.004215" calcext:value-type="float">
            <text:p>0.004215</text:p>
          </table:table-cell>
          <table:table-cell office:value-type="float" office:value="31.3881" calcext:value-type="float">
            <text:p>31.3881</text:p>
          </table:table-cell>
          <table:table-cell office:value-type="float" office:value="0.321979" calcext:value-type="float">
            <text:p>0.321979</text:p>
          </table:table-cell>
          <table:table-cell office:value-type="float" office:value="14.087" calcext:value-type="float">
            <text:p>14.087</text:p>
          </table:table-cell>
          <table:table-cell office:value-type="float" office:value="0.34153" calcext:value-type="float">
            <text:p>0.3415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312491" calcext:value-type="float">
            <text:p>0.312491</text:p>
          </table:table-cell>
          <table:table-cell office:value-type="float" office:value="0.004071" calcext:value-type="float">
            <text:p>0.004071</text:p>
          </table:table-cell>
          <table:table-cell office:value-type="float" office:value="0.09024" calcext:value-type="float">
            <text:p>0.09024</text:p>
          </table:table-cell>
          <table:table-cell office:value-type="float" office:value="0.004136" calcext:value-type="float">
            <text:p>0.004136</text:p>
          </table:table-cell>
          <table:table-cell office:value-type="float" office:value="31.3865" calcext:value-type="float">
            <text:p>31.3865</text:p>
          </table:table-cell>
          <table:table-cell office:value-type="float" office:value="0.321504" calcext:value-type="float">
            <text:p>0.321504</text:p>
          </table:table-cell>
          <table:table-cell office:value-type="float" office:value="7.6918" calcext:value-type="float">
            <text:p>7.6918</text:p>
          </table:table-cell>
          <table:table-cell office:value-type="float" office:value="0.323942" calcext:value-type="float">
            <text:p>0.32394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312486" calcext:value-type="float">
            <text:p>0.312486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93504" calcext:value-type="float">
            <text:p>0.093504</text:p>
          </table:table-cell>
          <table:table-cell office:value-type="float" office:value="0.004124" calcext:value-type="float">
            <text:p>0.004124</text:p>
          </table:table-cell>
          <table:table-cell office:value-type="float" office:value="31.3913" calcext:value-type="float">
            <text:p>31.3913</text:p>
          </table:table-cell>
          <table:table-cell office:value-type="float" office:value="0.321423" calcext:value-type="float">
            <text:p>0.321423</text:p>
          </table:table-cell>
          <table:table-cell office:value-type="float" office:value="10.4479" calcext:value-type="float">
            <text:p>10.4479</text:p>
          </table:table-cell>
          <table:table-cell office:value-type="float" office:value="0.339977" calcext:value-type="float">
            <text:p>0.33997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312649" calcext:value-type="float">
            <text:p>0.312649</text:p>
          </table:table-cell>
          <table:table-cell office:value-type="float" office:value="0.004053" calcext:value-type="float">
            <text:p>0.004053</text:p>
          </table:table-cell>
          <table:table-cell office:value-type="float" office:value="0.084141" calcext:value-type="float">
            <text:p>0.084141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31.3891" calcext:value-type="float">
            <text:p>31.3891</text:p>
          </table:table-cell>
          <table:table-cell office:value-type="float" office:value="0.321298" calcext:value-type="float">
            <text:p>0.321298</text:p>
          </table:table-cell>
          <table:table-cell office:value-type="float" office:value="5.6013" calcext:value-type="float">
            <text:p>5.6013</text:p>
          </table:table-cell>
          <table:table-cell office:value-type="float" office:value="0.321791" calcext:value-type="float">
            <text:p>0.32179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312469" calcext:value-type="float">
            <text:p>0.312469</text:p>
          </table:table-cell>
          <table:table-cell office:value-type="float" office:value="0.004055" calcext:value-type="float">
            <text:p>0.004055</text:p>
          </table:table-cell>
          <table:table-cell office:value-type="float" office:value="0.097067" calcext:value-type="float">
            <text:p>0.097067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31.388" calcext:value-type="float">
            <text:p>31.388</text:p>
          </table:table-cell>
          <table:table-cell office:value-type="float" office:value="0.321787" calcext:value-type="float">
            <text:p>0.321787</text:p>
          </table:table-cell>
          <table:table-cell office:value-type="float" office:value="13.6282" calcext:value-type="float">
            <text:p>13.6282</text:p>
          </table:table-cell>
          <table:table-cell office:value-type="float" office:value="0.329183" calcext:value-type="float">
            <text:p>0.32918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312475" calcext:value-type="float">
            <text:p>0.312475</text:p>
          </table:table-cell>
          <table:table-cell office:value-type="float" office:value="0.004068" calcext:value-type="float">
            <text:p>0.004068</text:p>
          </table:table-cell>
          <table:table-cell office:value-type="float" office:value="0.082179" calcext:value-type="float">
            <text:p>0.082179</text:p>
          </table:table-cell>
          <table:table-cell office:value-type="float" office:value="0.005347" calcext:value-type="float">
            <text:p>0.005347</text:p>
          </table:table-cell>
          <table:table-cell office:value-type="float" office:value="31.3862" calcext:value-type="float">
            <text:p>31.3862</text:p>
          </table:table-cell>
          <table:table-cell office:value-type="float" office:value="0.32173" calcext:value-type="float">
            <text:p>0.32173</text:p>
          </table:table-cell>
          <table:table-cell office:value-type="float" office:value="5.71913" calcext:value-type="float">
            <text:p>5.71913</text:p>
          </table:table-cell>
          <table:table-cell office:value-type="float" office:value="0.323216" calcext:value-type="float">
            <text:p>0.32321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312545" calcext:value-type="float">
            <text:p>0.312545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.066247" calcext:value-type="float">
            <text:p>0.066247</text:p>
          </table:table-cell>
          <table:table-cell office:value-type="float" office:value="0.004485" calcext:value-type="float">
            <text:p>0.004485</text:p>
          </table:table-cell>
          <table:table-cell office:value-type="float" office:value="31.3957" calcext:value-type="float">
            <text:p>31.3957</text:p>
          </table:table-cell>
          <table:table-cell office:value-type="float" office:value="0.321636" calcext:value-type="float">
            <text:p>0.321636</text:p>
          </table:table-cell>
          <table:table-cell office:value-type="float" office:value="10.1281" calcext:value-type="float">
            <text:p>10.1281</text:p>
          </table:table-cell>
          <table:table-cell office:value-type="float" office:value="0.322242" calcext:value-type="float">
            <text:p>0.32224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31247" calcext:value-type="float">
            <text:p>0.31247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85583" calcext:value-type="float">
            <text:p>0.085583</text:p>
          </table:table-cell>
          <table:table-cell office:value-type="float" office:value="0.005218" calcext:value-type="float">
            <text:p>0.005218</text:p>
          </table:table-cell>
          <table:table-cell office:value-type="float" office:value="31.3877" calcext:value-type="float">
            <text:p>31.3877</text:p>
          </table:table-cell>
          <table:table-cell office:value-type="float" office:value="0.321847" calcext:value-type="float">
            <text:p>0.321847</text:p>
          </table:table-cell>
          <table:table-cell office:value-type="float" office:value="7.29073" calcext:value-type="float">
            <text:p>7.29073</text:p>
          </table:table-cell>
          <table:table-cell office:value-type="float" office:value="0.321959" calcext:value-type="float">
            <text:p>0.32195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3188" calcext:value-type="float">
            <text:p>0.00318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75637" calcext:value-type="float">
            <text:p>0.075637</text:p>
          </table:table-cell>
          <table:table-cell office:value-type="float" office:value="0.004517" calcext:value-type="float">
            <text:p>0.004517</text:p>
          </table:table-cell>
          <table:table-cell office:value-type="float" office:value="31.3941" calcext:value-type="float">
            <text:p>31.3941</text:p>
          </table:table-cell>
          <table:table-cell office:value-type="float" office:value="0.321602" calcext:value-type="float">
            <text:p>0.321602</text:p>
          </table:table-cell>
          <table:table-cell office:value-type="float" office:value="11.5364" calcext:value-type="float">
            <text:p>11.5364</text:p>
          </table:table-cell>
          <table:table-cell office:value-type="float" office:value="0.323916" calcext:value-type="float">
            <text:p>0.32391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312559" calcext:value-type="float">
            <text:p>0.312559</text:p>
          </table:table-cell>
          <table:table-cell office:value-type="float" office:value="0.004066" calcext:value-type="float">
            <text:p>0.004066</text:p>
          </table:table-cell>
          <table:table-cell office:value-type="float" office:value="0.077701" calcext:value-type="float">
            <text:p>0.077701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31.3946" calcext:value-type="float">
            <text:p>31.3946</text:p>
          </table:table-cell>
          <table:table-cell office:value-type="float" office:value="0.32183" calcext:value-type="float">
            <text:p>0.32183</text:p>
          </table:table-cell>
          <table:table-cell office:value-type="float" office:value="4.79623" calcext:value-type="float">
            <text:p>4.79623</text:p>
          </table:table-cell>
          <table:table-cell office:value-type="float" office:value="0.32819" calcext:value-type="float">
            <text:p>0.3281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73" calcext:value-type="float">
            <text:p>0.00317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312511" calcext:value-type="float">
            <text:p>0.312511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0.081933" calcext:value-type="float">
            <text:p>0.081933</text:p>
          </table:table-cell>
          <table:table-cell office:value-type="float" office:value="0.004352" calcext:value-type="float">
            <text:p>0.004352</text:p>
          </table:table-cell>
          <table:table-cell office:value-type="float" office:value="31.3904" calcext:value-type="float">
            <text:p>31.3904</text:p>
          </table:table-cell>
          <table:table-cell office:value-type="float" office:value="0.321643" calcext:value-type="float">
            <text:p>0.321643</text:p>
          </table:table-cell>
          <table:table-cell office:value-type="float" office:value="4.95041" calcext:value-type="float">
            <text:p>4.95041</text:p>
          </table:table-cell>
          <table:table-cell office:value-type="float" office:value="0.324667" calcext:value-type="float">
            <text:p>0.32466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312463" calcext:value-type="float">
            <text:p>0.312463</text:p>
          </table:table-cell>
          <table:table-cell office:value-type="float" office:value="0.004112" calcext:value-type="float">
            <text:p>0.004112</text:p>
          </table:table-cell>
          <table:table-cell office:value-type="float" office:value="0.078483" calcext:value-type="float">
            <text:p>0.078483</text:p>
          </table:table-cell>
          <table:table-cell office:value-type="float" office:value="0.004439" calcext:value-type="float">
            <text:p>0.004439</text:p>
          </table:table-cell>
          <table:table-cell office:value-type="float" office:value="31.3943" calcext:value-type="float">
            <text:p>31.3943</text:p>
          </table:table-cell>
          <table:table-cell office:value-type="float" office:value="0.322383" calcext:value-type="float">
            <text:p>0.322383</text:p>
          </table:table-cell>
          <table:table-cell office:value-type="float" office:value="6.8912" calcext:value-type="float">
            <text:p>6.8912</text:p>
          </table:table-cell>
          <table:table-cell office:value-type="float" office:value="0.329214" calcext:value-type="float">
            <text:p>0.32921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312534" calcext:value-type="float">
            <text:p>0.312534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071988" calcext:value-type="float">
            <text:p>0.071988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31.3907" calcext:value-type="float">
            <text:p>31.3907</text:p>
          </table:table-cell>
          <table:table-cell office:value-type="float" office:value="0.32159" calcext:value-type="float">
            <text:p>0.32159</text:p>
          </table:table-cell>
          <table:table-cell office:value-type="float" office:value="5.74798" calcext:value-type="float">
            <text:p>5.74798</text:p>
          </table:table-cell>
          <table:table-cell office:value-type="float" office:value="0.323288" calcext:value-type="float">
            <text:p>0.32328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3188" calcext:value-type="float">
            <text:p>0.00318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312465" calcext:value-type="float">
            <text:p>0.312465</text:p>
          </table:table-cell>
          <table:table-cell office:value-type="float" office:value="0.004086" calcext:value-type="float">
            <text:p>0.004086</text:p>
          </table:table-cell>
          <table:table-cell office:value-type="float" office:value="0.056969" calcext:value-type="float">
            <text:p>0.056969</text:p>
          </table:table-cell>
          <table:table-cell office:value-type="float" office:value="0.004498" calcext:value-type="float">
            <text:p>0.004498</text:p>
          </table:table-cell>
          <table:table-cell office:value-type="float" office:value="31.3974" calcext:value-type="float">
            <text:p>31.3974</text:p>
          </table:table-cell>
          <table:table-cell office:value-type="float" office:value="0.321866" calcext:value-type="float">
            <text:p>0.321866</text:p>
          </table:table-cell>
          <table:table-cell office:value-type="float" office:value="7.75542" calcext:value-type="float">
            <text:p>7.75542</text:p>
          </table:table-cell>
          <table:table-cell office:value-type="float" office:value="0.321796" calcext:value-type="float">
            <text:p>0.32179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312554" calcext:value-type="float">
            <text:p>0.312554</text:p>
          </table:table-cell>
          <table:table-cell office:value-type="float" office:value="0.004068" calcext:value-type="float">
            <text:p>0.004068</text:p>
          </table:table-cell>
          <table:table-cell office:value-type="float" office:value="0.084905" calcext:value-type="float">
            <text:p>0.084905</text:p>
          </table:table-cell>
          <table:table-cell office:value-type="float" office:value="0.004519" calcext:value-type="float">
            <text:p>0.004519</text:p>
          </table:table-cell>
          <table:table-cell office:value-type="float" office:value="31.3946" calcext:value-type="float">
            <text:p>31.3946</text:p>
          </table:table-cell>
          <table:table-cell office:value-type="float" office:value="0.321977" calcext:value-type="float">
            <text:p>0.321977</text:p>
          </table:table-cell>
          <table:table-cell office:value-type="float" office:value="9.6504" calcext:value-type="float">
            <text:p>9.6504</text:p>
          </table:table-cell>
          <table:table-cell office:value-type="float" office:value="0.344565" calcext:value-type="float">
            <text:p>0.34456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7" calcext:value-type="float">
            <text:p>0.00314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312488" calcext:value-type="float">
            <text:p>0.312488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79677" calcext:value-type="float">
            <text:p>0.079677</text:p>
          </table:table-cell>
          <table:table-cell office:value-type="float" office:value="0.004783" calcext:value-type="float">
            <text:p>0.004783</text:p>
          </table:table-cell>
          <table:table-cell office:value-type="float" office:value="31.397" calcext:value-type="float">
            <text:p>31.397</text:p>
          </table:table-cell>
          <table:table-cell office:value-type="float" office:value="0.321322" calcext:value-type="float">
            <text:p>0.321322</text:p>
          </table:table-cell>
          <table:table-cell office:value-type="float" office:value="4.57819" calcext:value-type="float">
            <text:p>4.57819</text:p>
          </table:table-cell>
          <table:table-cell office:value-type="float" office:value="0.325976" calcext:value-type="float">
            <text:p>0.32597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312698" calcext:value-type="float">
            <text:p>0.312698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100586" calcext:value-type="float">
            <text:p>0.100586</text:p>
          </table:table-cell>
          <table:table-cell office:value-type="float" office:value="0.004198" calcext:value-type="float">
            <text:p>0.004198</text:p>
          </table:table-cell>
          <table:table-cell office:value-type="float" office:value="31.3866" calcext:value-type="float">
            <text:p>31.3866</text:p>
          </table:table-cell>
          <table:table-cell office:value-type="float" office:value="0.321708" calcext:value-type="float">
            <text:p>0.321708</text:p>
          </table:table-cell>
          <table:table-cell office:value-type="float" office:value="11.1317" calcext:value-type="float">
            <text:p>11.1317</text:p>
          </table:table-cell>
          <table:table-cell office:value-type="float" office:value="0.322703" calcext:value-type="float">
            <text:p>0.32270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312498" calcext:value-type="float">
            <text:p>0.312498</text:p>
          </table:table-cell>
          <table:table-cell office:value-type="float" office:value="0.00408" calcext:value-type="float">
            <text:p>0.00408</text:p>
          </table:table-cell>
          <table:table-cell office:value-type="float" office:value="0.068125" calcext:value-type="float">
            <text:p>0.068125</text:p>
          </table:table-cell>
          <table:table-cell office:value-type="float" office:value="0.005567" calcext:value-type="float">
            <text:p>0.005567</text:p>
          </table:table-cell>
          <table:table-cell office:value-type="float" office:value="31.3879" calcext:value-type="float">
            <text:p>31.3879</text:p>
          </table:table-cell>
          <table:table-cell office:value-type="float" office:value="0.321873" calcext:value-type="float">
            <text:p>0.321873</text:p>
          </table:table-cell>
          <table:table-cell office:value-type="float" office:value="11.85" calcext:value-type="float">
            <text:p>11.85</text:p>
          </table:table-cell>
          <table:table-cell office:value-type="float" office:value="0.342898" calcext:value-type="float">
            <text:p>0.34289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31252" calcext:value-type="float">
            <text:p>0.31252</text:p>
          </table:table-cell>
          <table:table-cell office:value-type="float" office:value="0.004048" calcext:value-type="float">
            <text:p>0.004048</text:p>
          </table:table-cell>
          <table:table-cell office:value-type="float" office:value="0.082536" calcext:value-type="float">
            <text:p>0.082536</text:p>
          </table:table-cell>
          <table:table-cell office:value-type="float" office:value="0.004997" calcext:value-type="float">
            <text:p>0.004997</text:p>
          </table:table-cell>
          <table:table-cell office:value-type="float" office:value="31.3913" calcext:value-type="float">
            <text:p>31.3913</text:p>
          </table:table-cell>
          <table:table-cell office:value-type="float" office:value="0.321467" calcext:value-type="float">
            <text:p>0.321467</text:p>
          </table:table-cell>
          <table:table-cell office:value-type="float" office:value="4.03277" calcext:value-type="float">
            <text:p>4.03277</text:p>
          </table:table-cell>
          <table:table-cell office:value-type="float" office:value="0.336893" calcext:value-type="float">
            <text:p>0.33689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312492" calcext:value-type="float">
            <text:p>0.312492</text:p>
          </table:table-cell>
          <table:table-cell office:value-type="float" office:value="0.004054" calcext:value-type="float">
            <text:p>0.004054</text:p>
          </table:table-cell>
          <table:table-cell office:value-type="float" office:value="0.105511" calcext:value-type="float">
            <text:p>0.105511</text:p>
          </table:table-cell>
          <table:table-cell office:value-type="float" office:value="0.004262" calcext:value-type="float">
            <text:p>0.004262</text:p>
          </table:table-cell>
          <table:table-cell office:value-type="float" office:value="31.3909" calcext:value-type="float">
            <text:p>31.3909</text:p>
          </table:table-cell>
          <table:table-cell office:value-type="float" office:value="0.321907" calcext:value-type="float">
            <text:p>0.321907</text:p>
          </table:table-cell>
          <table:table-cell office:value-type="float" office:value="4.80066" calcext:value-type="float">
            <text:p>4.80066</text:p>
          </table:table-cell>
          <table:table-cell office:value-type="float" office:value="0.334984" calcext:value-type="float">
            <text:p>0.33498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312496" calcext:value-type="float">
            <text:p>0.312496</text:p>
          </table:table-cell>
          <table:table-cell office:value-type="float" office:value="0.004104" calcext:value-type="float">
            <text:p>0.004104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04769" calcext:value-type="float">
            <text:p>0.004769</text:p>
          </table:table-cell>
          <table:table-cell office:value-type="float" office:value="31.3945" calcext:value-type="float">
            <text:p>31.3945</text:p>
          </table:table-cell>
          <table:table-cell office:value-type="float" office:value="0.321468" calcext:value-type="float">
            <text:p>0.321468</text:p>
          </table:table-cell>
          <table:table-cell office:value-type="float" office:value="10.0142" calcext:value-type="float">
            <text:p>10.0142</text:p>
          </table:table-cell>
          <table:table-cell office:value-type="float" office:value="0.326597" calcext:value-type="float">
            <text:p>0.32659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312471" calcext:value-type="float">
            <text:p>0.312471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73891" calcext:value-type="float">
            <text:p>0.073891</text:p>
          </table:table-cell>
          <table:table-cell office:value-type="float" office:value="0.004844" calcext:value-type="float">
            <text:p>0.004844</text:p>
          </table:table-cell>
          <table:table-cell office:value-type="float" office:value="31.4003" calcext:value-type="float">
            <text:p>31.4003</text:p>
          </table:table-cell>
          <table:table-cell office:value-type="float" office:value="0.321889" calcext:value-type="float">
            <text:p>0.321889</text:p>
          </table:table-cell>
          <table:table-cell office:value-type="float" office:value="6.5022" calcext:value-type="float">
            <text:p>6.5022</text:p>
          </table:table-cell>
          <table:table-cell office:value-type="float" office:value="0.323014" calcext:value-type="float">
            <text:p>0.32301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312646" calcext:value-type="float">
            <text:p>0.312646</text:p>
          </table:table-cell>
          <table:table-cell office:value-type="float" office:value="0.004101" calcext:value-type="float">
            <text:p>0.004101</text:p>
          </table:table-cell>
          <table:table-cell office:value-type="float" office:value="0.056267" calcext:value-type="float">
            <text:p>0.056267</text:p>
          </table:table-cell>
          <table:table-cell office:value-type="float" office:value="0.004019" calcext:value-type="float">
            <text:p>0.004019</text:p>
          </table:table-cell>
          <table:table-cell office:value-type="float" office:value="31.395" calcext:value-type="float">
            <text:p>31.395</text:p>
          </table:table-cell>
          <table:table-cell office:value-type="float" office:value="0.321434" calcext:value-type="float">
            <text:p>0.321434</text:p>
          </table:table-cell>
          <table:table-cell office:value-type="float" office:value="4.28614" calcext:value-type="float">
            <text:p>4.28614</text:p>
          </table:table-cell>
          <table:table-cell office:value-type="float" office:value="0.344345" calcext:value-type="float">
            <text:p>0.34434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73" calcext:value-type="float">
            <text:p>0.00317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312467" calcext:value-type="float">
            <text:p>0.312467</text:p>
          </table:table-cell>
          <table:table-cell office:value-type="float" office:value="0.004067" calcext:value-type="float">
            <text:p>0.004067</text:p>
          </table:table-cell>
          <table:table-cell office:value-type="float" office:value="0.097831" calcext:value-type="float">
            <text:p>0.097831</text:p>
          </table:table-cell>
          <table:table-cell office:value-type="float" office:value="0.005093" calcext:value-type="float">
            <text:p>0.005093</text:p>
          </table:table-cell>
          <table:table-cell office:value-type="float" office:value="31.3913" calcext:value-type="float">
            <text:p>31.3913</text:p>
          </table:table-cell>
          <table:table-cell office:value-type="float" office:value="0.321843" calcext:value-type="float">
            <text:p>0.321843</text:p>
          </table:table-cell>
          <table:table-cell office:value-type="float" office:value="5.53186" calcext:value-type="float">
            <text:p>5.53186</text:p>
          </table:table-cell>
          <table:table-cell office:value-type="float" office:value="0.322417" calcext:value-type="float">
            <text:p>0.32241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312462" calcext:value-type="float">
            <text:p>0.312462</text:p>
          </table:table-cell>
          <table:table-cell office:value-type="float" office:value="0.004088" calcext:value-type="float">
            <text:p>0.004088</text:p>
          </table:table-cell>
          <table:table-cell office:value-type="float" office:value="0.072546" calcext:value-type="float">
            <text:p>0.072546</text:p>
          </table:table-cell>
          <table:table-cell office:value-type="float" office:value="0.004105" calcext:value-type="float">
            <text:p>0.004105</text:p>
          </table:table-cell>
          <table:table-cell office:value-type="float" office:value="31.3954" calcext:value-type="float">
            <text:p>31.3954</text:p>
          </table:table-cell>
          <table:table-cell office:value-type="float" office:value="0.322146" calcext:value-type="float">
            <text:p>0.322146</text:p>
          </table:table-cell>
          <table:table-cell office:value-type="float" office:value="6.89164" calcext:value-type="float">
            <text:p>6.89164</text:p>
          </table:table-cell>
          <table:table-cell office:value-type="float" office:value="0.321526" calcext:value-type="float">
            <text:p>0.32152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312538" calcext:value-type="float">
            <text:p>0.312538</text:p>
          </table:table-cell>
          <table:table-cell office:value-type="float" office:value="0.004072" calcext:value-type="float">
            <text:p>0.004072</text:p>
          </table:table-cell>
          <table:table-cell office:value-type="float" office:value="0.054208" calcext:value-type="float">
            <text:p>0.054208</text:p>
          </table:table-cell>
          <table:table-cell office:value-type="float" office:value="0.004795" calcext:value-type="float">
            <text:p>0.004795</text:p>
          </table:table-cell>
          <table:table-cell office:value-type="float" office:value="31.3906" calcext:value-type="float">
            <text:p>31.3906</text:p>
          </table:table-cell>
          <table:table-cell office:value-type="float" office:value="0.321193" calcext:value-type="float">
            <text:p>0.321193</text:p>
          </table:table-cell>
          <table:table-cell office:value-type="float" office:value="3.81987" calcext:value-type="float">
            <text:p>3.81987</text:p>
          </table:table-cell>
          <table:table-cell office:value-type="float" office:value="0.323294" calcext:value-type="float">
            <text:p>0.3232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31246" calcext:value-type="float">
            <text:p>0.31246</text:p>
          </table:table-cell>
          <table:table-cell office:value-type="float" office:value="0.004039" calcext:value-type="float">
            <text:p>0.004039</text:p>
          </table:table-cell>
          <table:table-cell office:value-type="float" office:value="0.101278" calcext:value-type="float">
            <text:p>0.101278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31.3872" calcext:value-type="float">
            <text:p>31.3872</text:p>
          </table:table-cell>
          <table:table-cell office:value-type="float" office:value="0.322365" calcext:value-type="float">
            <text:p>0.322365</text:p>
          </table:table-cell>
          <table:table-cell office:value-type="float" office:value="3.25574" calcext:value-type="float">
            <text:p>3.25574</text:p>
          </table:table-cell>
          <table:table-cell office:value-type="float" office:value="0.324418" calcext:value-type="float">
            <text:p>0.324418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312498" calcext:value-type="float">
            <text:p>0.312498</text:p>
          </table:table-cell>
          <table:table-cell office:value-type="float" office:value="0.004074" calcext:value-type="float">
            <text:p>0.004074</text:p>
          </table:table-cell>
          <table:table-cell office:value-type="float" office:value="0.098741" calcext:value-type="float">
            <text:p>0.098741</text:p>
          </table:table-cell>
          <table:table-cell office:value-type="float" office:value="0.004649" calcext:value-type="float">
            <text:p>0.004649</text:p>
          </table:table-cell>
          <table:table-cell office:value-type="float" office:value="31.3872" calcext:value-type="float">
            <text:p>31.3872</text:p>
          </table:table-cell>
          <table:table-cell office:value-type="float" office:value="0.321193" calcext:value-type="float">
            <text:p>0.321193</text:p>
          </table:table-cell>
          <table:table-cell office:value-type="float" office:value="4.27564" calcext:value-type="float">
            <text:p>4.27564</text:p>
          </table:table-cell>
          <table:table-cell office:value-type="float" office:value="0.334242" calcext:value-type="float">
            <text:p>0.33424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312579" calcext:value-type="float">
            <text:p>0.312579</text:p>
          </table:table-cell>
          <table:table-cell office:value-type="float" office:value="0.004045" calcext:value-type="float">
            <text:p>0.004045</text:p>
          </table:table-cell>
          <table:table-cell office:value-type="float" office:value="0.098351" calcext:value-type="float">
            <text:p>0.098351</text:p>
          </table:table-cell>
          <table:table-cell office:value-type="float" office:value="0.004103" calcext:value-type="float">
            <text:p>0.004103</text:p>
          </table:table-cell>
          <table:table-cell office:value-type="float" office:value="31.3859" calcext:value-type="float">
            <text:p>31.3859</text:p>
          </table:table-cell>
          <table:table-cell office:value-type="float" office:value="0.321622" calcext:value-type="float">
            <text:p>0.321622</text:p>
          </table:table-cell>
          <table:table-cell office:value-type="float" office:value="1.88595" calcext:value-type="float">
            <text:p>1.88595</text:p>
          </table:table-cell>
          <table:table-cell office:value-type="float" office:value="0.324818" calcext:value-type="float">
            <text:p>0.32481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312573" calcext:value-type="float">
            <text:p>0.312573</text:p>
          </table:table-cell>
          <table:table-cell office:value-type="float" office:value="0.004088" calcext:value-type="float">
            <text:p>0.004088</text:p>
          </table:table-cell>
          <table:table-cell office:value-type="float" office:value="0.101191" calcext:value-type="float">
            <text:p>0.101191</text:p>
          </table:table-cell>
          <table:table-cell office:value-type="float" office:value="0.003983" calcext:value-type="float">
            <text:p>0.003983</text:p>
          </table:table-cell>
          <table:table-cell office:value-type="float" office:value="31.3873" calcext:value-type="float">
            <text:p>31.3873</text:p>
          </table:table-cell>
          <table:table-cell office:value-type="float" office:value="0.321785" calcext:value-type="float">
            <text:p>0.321785</text:p>
          </table:table-cell>
          <table:table-cell office:value-type="float" office:value="5.50321" calcext:value-type="float">
            <text:p>5.50321</text:p>
          </table:table-cell>
          <table:table-cell office:value-type="float" office:value="0.320811" calcext:value-type="float">
            <text:p>0.32081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312566" calcext:value-type="float">
            <text:p>0.312566</text:p>
          </table:table-cell>
          <table:table-cell office:value-type="float" office:value="0.004066" calcext:value-type="float">
            <text:p>0.004066</text:p>
          </table:table-cell>
          <table:table-cell office:value-type="float" office:value="0.089479" calcext:value-type="float">
            <text:p>0.089479</text:p>
          </table:table-cell>
          <table:table-cell office:value-type="float" office:value="0.005417" calcext:value-type="float">
            <text:p>0.005417</text:p>
          </table:table-cell>
          <table:table-cell office:value-type="float" office:value="31.3859" calcext:value-type="float">
            <text:p>31.3859</text:p>
          </table:table-cell>
          <table:table-cell office:value-type="float" office:value="0.321454" calcext:value-type="float">
            <text:p>0.321454</text:p>
          </table:table-cell>
          <table:table-cell office:value-type="float" office:value="4.64941" calcext:value-type="float">
            <text:p>4.64941</text:p>
          </table:table-cell>
          <table:table-cell office:value-type="float" office:value="0.335774" calcext:value-type="float">
            <text:p>0.33577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312517" calcext:value-type="float">
            <text:p>0.312517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87295" calcext:value-type="float">
            <text:p>0.087295</text:p>
          </table:table-cell>
          <table:table-cell office:value-type="float" office:value="0.004305" calcext:value-type="float">
            <text:p>0.004305</text:p>
          </table:table-cell>
          <table:table-cell office:value-type="float" office:value="31.3864" calcext:value-type="float">
            <text:p>31.3864</text:p>
          </table:table-cell>
          <table:table-cell office:value-type="float" office:value="0.322126" calcext:value-type="float">
            <text:p>0.322126</text:p>
          </table:table-cell>
          <table:table-cell office:value-type="float" office:value="7.20886" calcext:value-type="float">
            <text:p>7.20886</text:p>
          </table:table-cell>
          <table:table-cell office:value-type="float" office:value="0.319911" calcext:value-type="float">
            <text:p>0.31991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312953" calcext:value-type="float">
            <text:p>0.312953</text:p>
          </table:table-cell>
          <table:table-cell office:value-type="float" office:value="0.004058" calcext:value-type="float">
            <text:p>0.004058</text:p>
          </table:table-cell>
          <table:table-cell office:value-type="float" office:value="0.090505" calcext:value-type="float">
            <text:p>0.090505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31.3907" calcext:value-type="float">
            <text:p>31.3907</text:p>
          </table:table-cell>
          <table:table-cell office:value-type="float" office:value="0.322191" calcext:value-type="float">
            <text:p>0.322191</text:p>
          </table:table-cell>
          <table:table-cell office:value-type="float" office:value="10.4877" calcext:value-type="float">
            <text:p>10.4877</text:p>
          </table:table-cell>
          <table:table-cell office:value-type="float" office:value="0.324658" calcext:value-type="float">
            <text:p>0.32465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02])" office:value-type="float" office:value="0.00000117" calcext:value-type="float">
            <text:p>1.17E-06</text:p>
          </table:table-cell>
          <table:table-cell table:formula="of:=AVERAGE([.C3:.C102])" office:value-type="float" office:value="0.00000137" calcext:value-type="float">
            <text:p>1.37E-06</text:p>
          </table:table-cell>
          <table:table-cell table:formula="of:=AVERAGE([.D3:.D102])" office:value-type="float" office:value="0.000000669999999999999" calcext:value-type="float">
            <text:p>6.70E-07</text:p>
          </table:table-cell>
          <table:table-cell table:formula="of:=AVERAGE([.E3:.E102])" office:value-type="float" office:value="0.00000112" calcext:value-type="float">
            <text:p>1.12E-06</text:p>
          </table:table-cell>
          <table:table-cell table:style-name="ce1" table:formula="of:=AVERAGE([.F3:.F102])" office:value-type="float" office:value="0.00312518" calcext:value-type="float">
            <text:p>3.13E-03</text:p>
          </table:table-cell>
          <table:table-cell table:style-name="ce1" table:formula="of:=AVERAGE([.G3:.G102])" office:value-type="float" office:value="0.0001219" calcext:value-type="float">
            <text:p>1.22E-04</text:p>
          </table:table-cell>
          <table:table-cell table:style-name="ce1" table:formula="of:=AVERAGE([.H3:.H102])" office:value-type="float" office:value="0.0009499" calcext:value-type="float">
            <text:p>9.50E-04</text:p>
          </table:table-cell>
          <table:table-cell table:style-name="ce1" table:formula="of:=AVERAGE([.I3:.I102])" office:value-type="float" office:value="0.00016372" calcext:value-type="float">
            <text:p>1.64E-04</text:p>
          </table:table-cell>
          <table:table-cell table:style-name="ce1" table:formula="of:=AVERAGE([.J3:.J102])" office:value-type="float" office:value="0.30948145" calcext:value-type="float">
            <text:p>3.09E-01</text:p>
          </table:table-cell>
          <table:table-cell table:style-name="ce1" table:formula="of:=AVERAGE([.K3:.K102])" office:value-type="float" office:value="0.00409554" calcext:value-type="float">
            <text:p>4.10E-03</text:p>
          </table:table-cell>
          <table:table-cell table:style-name="ce1" table:formula="of:=AVERAGE([.L3:.L102])" office:value-type="float" office:value="0.08341336" calcext:value-type="float">
            <text:p>8.34E-02</text:p>
          </table:table-cell>
          <table:table-cell table:style-name="ce1" table:formula="of:=AVERAGE([.M3:.M102])" office:value-type="float" office:value="0.00443647" calcext:value-type="float">
            <text:p>4.44E-03</text:p>
          </table:table-cell>
          <table:table-cell table:style-name="ce1" table:formula="of:=AVERAGE([.N3:.N102])" office:value-type="float" office:value="31.08095394" calcext:value-type="float">
            <text:p>3.11E+01</text:p>
          </table:table-cell>
          <table:table-cell table:style-name="ce1" table:formula="of:=AVERAGE([.O3:.O102])" office:value-type="float" office:value="0.32182102" calcext:value-type="float">
            <text:p>3.22E-01</text:p>
          </table:table-cell>
          <table:table-cell table:style-name="ce1" table:formula="of:=AVERAGE([.P3:.P102])" office:value-type="float" office:value="7.2694448" calcext:value-type="float">
            <text:p>7.27E+00</text:p>
          </table:table-cell>
          <table:table-cell table:style-name="ce1" table:formula="of:=AVERAGE([.Q3:.Q102])" office:value-type="float" office:value="0.32661645" calcext:value-type="float">
            <text:p>3.27E-01</text:p>
          </table:table-cell>
          <table:table-cell table:number-columns-repeated="4" office:value-type="string" calcext:value-type="string">
            <text:p>&gt; 90 minutes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Default" table:formula="of:=STDEV([.B3:.B102])" office:value-type="float" office:value="0.00000201537023192196" calcext:value-type="float">
            <text:p>2.01537023192196E-06</text:p>
          </table:table-cell>
          <table:table-cell table:style-name="Default" table:formula="of:=STDEV([.C3:.C102])" office:value-type="float" office:value="0.00000309986966164578" calcext:value-type="float">
            <text:p>3.09986966164578E-06</text:p>
          </table:table-cell>
          <table:table-cell table:style-name="Default" table:formula="of:=STDEV([.D3:.D102])" office:value-type="float" office:value="0.000000472581562625261" calcext:value-type="float">
            <text:p>4.72581562625261E-07</text:p>
          </table:table-cell>
          <table:table-cell table:style-name="Default" table:formula="of:=STDEV([.E3:.E102])" office:value-type="float" office:value="0.00000195546372603492" calcext:value-type="float">
            <text:p>1.95546372603492E-06</text:p>
          </table:table-cell>
          <table:table-cell table:formula="of:=STDEV([.F3:.F102])" office:value-type="float" office:value="0.000301056838151834" calcext:value-type="float">
            <text:p>0.000301056838152</text:p>
          </table:table-cell>
          <table:table-cell table:formula="of:=STDEV([.G3:.G102])" office:value-type="float" office:value="0.00000741756038197209" calcext:value-type="float">
            <text:p>7.41756038197209E-06</text:p>
          </table:table-cell>
          <table:table-cell table:formula="of:=STDEV([.H3:.H102])" office:value-type="float" office:value="0.0000825448148864995" calcext:value-type="float">
            <text:p>8.25448148864995E-05</text:p>
          </table:table-cell>
          <table:table-cell table:formula="of:=STDEV([.I3:.I102])" office:value-type="float" office:value="0.0000573476162617862" calcext:value-type="float">
            <text:p>5.73476162617862E-05</text:p>
          </table:table-cell>
          <table:table-cell table:formula="of:=STDEV([.J3:.J102])" office:value-type="float" office:value="0.0308238150210518" calcext:value-type="float">
            <text:p>0.030823815021052</text:p>
          </table:table-cell>
          <table:table-cell table:formula="of:=STDEV([.K3:.K102])" office:value-type="float" office:value="0.000040948210700786" calcext:value-type="float">
            <text:p>4.0948210700786E-05</text:p>
          </table:table-cell>
          <table:table-cell table:formula="of:=STDEV([.L3:.L102])" office:value-type="float" office:value="0.0135414462796201" calcext:value-type="float">
            <text:p>0.01354144627962</text:p>
          </table:table-cell>
          <table:table-cell table:formula="of:=STDEV([.M3:.M102])" office:value-type="float" office:value="0.000470413260287745" calcext:value-type="float">
            <text:p>0.000470413260288</text:p>
          </table:table-cell>
          <table:table-cell table:formula="of:=STDEV([.N3:.N102])" office:value-type="float" office:value="3.10667537968781" calcext:value-type="float">
            <text:p>3.10667537968781</text:p>
          </table:table-cell>
          <table:table-cell table:formula="of:=STDEV([.O3:.O102])" office:value-type="float" office:value="0.000424331273769668" calcext:value-type="float">
            <text:p>0.00042433127377</text:p>
          </table:table-cell>
          <table:table-cell table:formula="of:=STDEV([.P3:.P102])" office:value-type="float" office:value="3.58937242367905" calcext:value-type="float">
            <text:p>3.58937242367905</text:p>
          </table:table-cell>
          <table:table-cell table:formula="of:=STDEV([.Q3:.Q102])" office:value-type="float" office:value="0.00553956842642187" calcext:value-type="float">
            <text:p>0.0055395684264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 style:data-style-name="N2" text:time-value="18:02:05.210487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6:57:07.352938020</meta:creation-date>
    <dc:date>2018-03-19T18:30:42.318461833</dc:date>
    <meta:editing-duration>PT16M39S</meta:editing-duration>
    <meta:editing-cycles>2</meta:editing-cycles>
    <meta:generator>LibreOffice/5.4.5.1$Linux_X86_64 LibreOffice_project/40m0$Build-1</meta:generator>
    <meta:document-statistic meta:table-count="1" meta:cell-count="1759" meta:object-count="0"/>
  </office:meta>
</office:document-meta>
</file>